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4">
      <style:paragraph-properties>
        <style:tab-stops>
          <style:tab-stop style:position="16.092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ext_20_body_20_indent">
      <style:text-properties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Verdana1"/>
    </style:style>
    <style:style style:name="P19" style:family="paragraph" style:parent-style-name="Text_20_body_20_indent">
      <style:text-properties style:font-name="Verdana1" style:language-asian="zh" style:country-asian="TW"/>
    </style:style>
    <style:style style:name="P20" style:family="paragraph" style:parent-style-name="Heading_20_2">
      <style:text-properties style:language-asian="zh" style:country-asian="TW"/>
    </style:style>
    <style:style style:name="P21" style:family="paragraph" style:parent-style-name="Code_20_Indent">
      <style:text-properties style:language-asian="zh" style:country-asian="TW"/>
    </style:style>
    <style:style style:name="P22" style:family="paragraph" style:parent-style-name="Heading_20_3">
      <style:text-properties style:language-asian="zh" style:country-asian="TW"/>
    </style:style>
    <style:style style:name="P23" style:family="paragraph" style:parent-style-name="Heading_20_3">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Text_20_body_20_indent_20_2">
      <style:text-properties style:font-name="Courier New1"/>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fo:font-style="normal" style:language-asian="zh" style:country-asian="TW" style:font-style-asian="normal" style:font-style-complex="normal"/>
    </style:style>
    <style:style style:name="P28" style:family="paragraph" style:parent-style-name="Table_20_Contents">
      <style:text-properties style:font-name="Courier New1"/>
    </style:style>
    <style:style style:name="P29" style:family="paragraph" style:parent-style-name="Table_20_Contents">
      <style:text-properties style:font-name="Courier New1" style:language-asian="zh" style:country-asian="TW"/>
    </style:style>
    <style:style style:name="P30" style:family="paragraph" style:parent-style-name="Table_20_Contents">
      <style:text-properties style:language-asian="zh" style:country-asian="TW"/>
    </style:style>
    <style:style style:name="P31" style:family="paragraph" style:parent-style-name="Table_20_Contents">
      <style:text-properties style:font-name="Verdana1"/>
    </style:style>
    <style:style style:name="P32" style:family="paragraph" style:parent-style-name="Table_20_Contents">
      <style:text-properties style:font-name="Verdana1" style:font-name-asian="Verdana1"/>
    </style:style>
    <style:style style:name="P33" style:family="paragraph" style:parent-style-name="Heading_20_4">
      <style:text-properties style:language-asian="zh" style:country-asian="TW"/>
    </style:style>
    <style:style style:name="P34" style:family="paragraph" style:parent-style-name="Heading_20_5">
      <style:text-properties fo:font-style="normal" style:language-asian="zh" style:country-asian="TW" style:font-style-asian="normal" style:font-style-complex="normal"/>
    </style:style>
    <style:style style:name="P35" style:family="paragraph" style:parent-style-name="Text_20_body_20_indent_20_3">
      <style:text-properties style:language-asian="zh" style:country-asian="TW"/>
    </style:style>
    <style:style style:name="P36" style:family="paragraph" style:parent-style-name="Code_20_Indent_20_3">
      <style:text-properties style:language-asian="zh" style:country-asian="TW"/>
    </style:style>
    <style:style style:name="P37" style:family="paragraph" style:parent-style-name="Heading_20_1">
      <style:text-properties style:language-asian="zh" style:country-asian="TW"/>
    </style:style>
    <style:style style:name="P38"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9" style:family="paragraph" style:parent-style-name="Tip">
      <style:text-properties style:language-asian="zh" style:country-asian="TW"/>
    </style:style>
    <style:style style:name="P40" style:family="paragraph" style:parent-style-name="Code_20_Indent_20_2">
      <style:text-properties style:language-asian="zh" style:country-asian="TW"/>
    </style:style>
    <style:style style:name="P41" style:family="paragraph" style:parent-style-name="Tip">
      <style:paragraph-properties fo:margin-left="2.499cm" fo:margin-right="1cm" fo:text-indent="0cm" style:auto-text-indent="false"/>
    </style:style>
    <style:style style:name="P42"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4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Standard" style:list-style-name="L1"/>
    <style:style style:name="P46" style:family="paragraph" style:parent-style-name="Text_20_body_20_indent" style:list-style-name="L1">
      <style:text-properties style:language-asian="zh" style:country-asian="TW"/>
    </style:style>
    <style:style style:name="P47" style:family="paragraph" style:parent-style-name="Text_20_body_20_indent_20_2" style:list-style-name="L2">
      <style:text-properties style:language-asian="zh" style:country-asian="TW"/>
    </style:style>
    <style:style style:name="P48" style:family="paragraph" style:parent-style-name="Text_20_body_20_indent_20_2" style:list-style-name="L3">
      <style:text-properties style:language-asian="zh" style:country-asian="TW"/>
    </style:style>
    <style:style style:name="P49" style:family="paragraph" style:parent-style-name="Text_20_body_20_indent_20_2" style:list-style-name="L4">
      <style:text-properties style:language-asian="zh" style:country-asian="TW"/>
    </style:style>
    <style:style style:name="P50" style:family="paragraph" style:parent-style-name="Text_20_body_20_indent_20_2" style:list-style-name="L7">
      <style:text-properties style:language-asian="zh" style:country-asian="TW"/>
    </style:style>
    <style:style style:name="P51" style:family="paragraph" style:parent-style-name="Tip" style:master-page-name="">
      <style:paragraph-properties style:page-number="auto">
        <style:tab-stops>
          <style:tab-stop style:position="0.101cm"/>
          <style:tab-stop style:position="0.7cm"/>
          <style:tab-stop style:position="1.3cm"/>
        </style:tab-stops>
      </style:paragraph-properties>
    </style:style>
    <style:style style:name="P52" style:family="paragraph" style:parent-style-name="Text_20_body_20_indent_20_3" style:list-style-name="L5"/>
    <style:style style:name="P53"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language-asian="zh" style:country-asian="TW" style:font-style-asian="italic" style:font-style-complex="italic"/>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fo:color="#0000ff"/>
    </style:style>
    <style:style style:name="T10" style:family="text">
      <style:text-properties fo:color="#0000ff" style:font-name="Courier New1"/>
    </style:style>
    <style:style style:name="T11" style:family="text">
      <style:text-properties fo:color="#0000ff" style:language-asian="zh" style:country-asian="TW"/>
    </style:style>
    <style:style style:name="T12" style:family="text">
      <style:text-properties style:font-name="Tahoma"/>
    </style:style>
    <style:style style:name="T13" style:family="text">
      <style:text-properties fo:font-style="normal" style:font-style-asian="normal" style:font-style-complex="normal"/>
    </style:style>
    <style:style style:name="T14" style:family="text">
      <style:text-properties style:font-name="Verdana1"/>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June</text:span> 2008</text:p>
      <text:p text:style-name="P6">Potix Corporation</text:p>
      <text:p text:style-name="P7">Revision 4</text:p>
      <text:p text:style-name="P43"/>
      <text:p text:style-name="P44"/>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1. Introduction<text:tab/>6</text:p>
          <text:p text:style-name="P11"><text:a xlink:type="simple" xlink:href="#1.1.Two Sides of a Component|outline">Two Sides of a Component<text:tab/>6</text:a></text:p>
          <text:p text:style-name="P12"><text:a xlink:type="simple" xlink:href="#1.1.1.View|outline">View<text:tab/>6</text:a></text:p>
          <text:p text:style-name="P12"><text:a xlink:type="simple" xlink:href="#1.1.2.Handle|outline">Handle<text:tab/>6</text:a></text:p>
          <text:p text:style-name="P11"><text:a xlink:type="simple" xlink:href="#1.2.Page and Rendering|outline">Page and Rendering<text:tab/>7</text:a></text:p>
          <text:p text:style-name="P12"><text:a xlink:type="simple" xlink:href="#1.2.1.The Non-Rendering Phases|outline">The Non-Rendering Phases<text:tab/>7</text:a></text:p>
          <text:p text:style-name="P12"><text:a xlink:type="simple" xlink:href="#1.2.2.The Rendering Phase|outline">The Rendering Phase<text:tab/>8</text:a></text:p>
          <text:p text:style-name="P13"><text:a xlink:type="simple" xlink:href="#1.2.2.1.Molds|outline">Molds<text:tab/>8</text:a></text:p>
          <text:p text:style-name="P11"><text:a xlink:type="simple" xlink:href="#1.3.Trilogy of Component Development|outline">Trilogy of Component Development<text:tab/>8</text:a></text:p>
          <text:p text:style-name="P12"><text:a xlink:type="simple" xlink:href="#1.3.1.Development of View|outline">Development of View<text:tab/>9</text:a></text:p>
          <text:p text:style-name="P13"><text:a xlink:type="simple" xlink:href="#1.3.1.1.HTML Tags|outline">HTML Tags<text:tab/>9</text:a></text:p>
          <text:p text:style-name="P13"><text:a xlink:type="simple" xlink:href="#1.3.1.2.JavaScript Methods|outline">JavaScript Methods<text:tab/>10</text:a></text:p>
          <text:p text:style-name="P12"><text:a xlink:type="simple" xlink:href="#1.3.2.Development of Handle|outline">Development of Handle<text:tab/>10</text:a></text:p>
          <text:p text:style-name="P12"><text:a xlink:type="simple" xlink:href="#1.3.3.Configuration|outline">Configuration<text:tab/>10</text:a></text:p>
          <text:p text:style-name="P10">2. Handle<text:tab/>12</text:p>
          <text:p text:style-name="P11"><text:a xlink:type="simple" xlink:href="#2.1.Skeletal Implementations|outline">Skeletal Implementations<text:tab/>12</text:a></text:p>
          <text:p text:style-name="P12"><text:a xlink:type="simple" xlink:href="#2.1.1.The org.zkoss.zk.ui.AbstractComponent Class|outline">The org.zkoss.zk.ui.AbstractComponent Class<text:tab/>12</text:a></text:p>
          <text:p text:style-name="P13"><text:a xlink:type="simple" xlink:href="#2.1.1.1.Utilities to Communicate with the Client|outline">Utilities to Communicate with the Client<text:tab/>13</text:a></text:p>
          <text:p text:style-name="P13"><text:a xlink:type="simple" xlink:href="#2.1.1.2.Utilities to Generate the View|outline">Utilities to Generate the View<text:tab/>13</text:a></text:p>
          <text:p text:style-name="P13"><text:a xlink:type="simple" xlink:href="#2.1.1.3.Extra Controls|outline">Extra Controls<text:tab/>13</text:a></text:p>
          <text:p text:style-name="P12"><text:a xlink:type="simple" xlink:href="#2.1.2.The org.zkoss.zk.ui.HtmlBasedComponent Class|outline">The org.zkoss.zk.ui.HtmlBasedComponent Class<text:tab/>14</text:a></text:p>
          <text:p text:style-name="P13"><text:a xlink:type="simple" xlink:href="#2.1.2.1.Utilities to Generate the View|outline">Utilities to Generate the View<text:tab/>14</text:a></text:p>
          <text:p text:style-name="P12"><text:a xlink:type="simple" xlink:href="#2.1.3.The org.zkoss.zul.impl.XulElement Class|outline">The org.zkoss.zul.impl.XulElement Class<text:tab/>15</text:a></text:p>
          <text:p text:style-name="P13"><text:a xlink:type="simple" xlink:href="#2.1.3.1.Utilities to Generate the View|outline">Utilities to Generate the View<text:tab/>15</text:a></text:p>
          <text:p text:style-name="P11"><text:a xlink:type="simple" xlink:href="#2.2.Communication with the Client|outline">Communication with the Client<text:tab/>15</text:a></text:p>
          <text:p text:style-name="P12"><text:a xlink:type="simple" xlink:href="#2.2.1.Response to the Client|outline">Response to the Client<text:tab/>15</text:a></text:p>
          <text:p text:style-name="P13"><text:a xlink:type="simple" xlink:href="#2.2.1.1.Invalidates|outline">Invalidates<text:tab/>16</text:a></text:p>
          <text:p text:style-name="P13"><text:a xlink:type="simple" xlink:href="#2.2.1.2.Smart Updates|outline">Smart Updates<text:tab/>16</text:a></text:p>
          <text:p text:style-name="P13"><text:a xlink:type="simple" xlink:href="#2.2.1.3.AU Responses|outline">AU Responses<text:tab/>17</text:a></text:p>
          <text:p text:style-name="P12"><text:a xlink:type="simple" xlink:href="#2.2.2.Request to the Server|outline">Request to the Server<text:tab/>18</text:a></text:p>
          <text:p text:style-name="P13"><text:a xlink:type="simple" xlink:href="#2.2.2.1.Command|outline">Command<text:tab/>18</text:a></text:p>
          <text:p text:style-name="P13"><text:a xlink:type="simple" xlink:href="#2.2.2.2.Event|outline">Event<text:tab/>19</text:a></text:p>
          <text:p text:style-name="P11"><text:a xlink:type="simple" xlink:href="#2.3.Miscellaneous Features|outline">Miscellaneous Features<text:tab/>19</text:a></text:p>
          <text:p text:style-name="P12"><text:a xlink:type="simple" xlink:href="#2.3.1.Drag-and-Drop, Tooltip and Context Menu|outline">Drag-and-Drop, Tooltip and Context Menu<text:tab/>19</text:a></text:p>
          <text:p text:style-name="P12"><text:a xlink:type="simple" xlink:href="#2.3.2.Click, Right Click and Double Click|outline">Click, Right Click and Double Click<text:tab/>19</text:a></text:p>
          <text:p text:style-name="P10"><text:soft-page-break/>3. View<text:tab/>21</text:p>
          <text:p text:style-name="P11"><text:a xlink:type="simple" xlink:href="#3.1.HTML Tags|outline">HTML Tags<text:tab/>21</text:a></text:p>
          <text:p text:style-name="P12"><text:a xlink:type="simple" xlink:href="#3.1.1.Retrieve Component Being Rendered|outline">Retrieve Component Being Rendered<text:tab/>21</text:a></text:p>
          <text:p text:style-name="P12"><text:a xlink:type="simple" xlink:href="#3.1.2.DSP File Location|outline">DSP File Location<text:tab/>22</text:a></text:p>
          <text:p text:style-name="P12"><text:a xlink:type="simple" xlink:href="#3.1.3.Component Renderer|outline">Component Renderer<text:tab/>22</text:a></text:p>
          <text:p text:style-name="P11"><text:a xlink:type="simple" xlink:href="#3.2.JavaScript Codes|outline">JavaScript Codes<text:tab/>23</text:a></text:p>
          <text:p text:style-name="P12"><text:a xlink:type="simple" xlink:href="#3.2.1.Component Type|outline">Component Type<text:tab/>23</text:a></text:p>
          <text:p text:style-name="P12"><text:a xlink:type="simple" xlink:href="#3.2.2.JavaScript File Location|outline">JavaScript File Location<text:tab/>24</text:a></text:p>
          <text:p text:style-name="P11"><text:a xlink:type="simple" xlink:href="#3.3.Initialization and Cleanup|outline">Initialization and Cleanup<text:tab/>24</text:a></text:p>
          <text:p text:style-name="P12"><text:a xlink:type="simple" xlink:href="#3.3.1.Initialization|outline">Initialization<text:tab/>24</text:a></text:p>
          <text:p text:style-name="P12"><text:a xlink:type="simple" xlink:href="#3.3.2.Cleanup|outline">Cleanup<text:tab/>24</text:a></text:p>
          <text:p text:style-name="P11"><text:a xlink:type="simple" xlink:href="#3.4.Event Handling|outline">Event Handling<text:tab/>25</text:a></text:p>
          <text:p text:style-name="P12"><text:a xlink:type="simple" xlink:href="#3.4.1.ZK Callbacks|outline">ZK Callbacks<text:tab/>25</text:a></text:p>
          <text:p text:style-name="P13"><text:a xlink:type="simple" xlink:href="#3.4.1.1.The init Callback|outline">The init Callback<text:tab/>25</text:a></text:p>
          <text:p text:style-name="P13"><text:a xlink:type="simple" xlink:href="#3.4.1.2.The cleanup Callback|outline">The cleanup Callback<text:tab/>25</text:a></text:p>
          <text:p text:style-name="P13"><text:a xlink:type="simple" xlink:href="#3.4.1.3.The beforeSize and onSize Callback10|outline">The beforeSize and onSize Callback<text:tab/>26</text:a></text:p>
          <text:p text:style-name="P13"><text:a xlink:type="simple" xlink:href="#3.4.1.4.The onVisi Callback|outline">The onVisi Callback<text:tab/>26</text:a></text:p>
          <text:p text:style-name="P13"><text:a xlink:type="simple" xlink:href="#3.4.1.5.The onHide Callback|outline">The onHide Callback<text:tab/>26</text:a></text:p>
          <text:p text:style-name="P13"><text:a xlink:type="simple" xlink:href="#3.4.1.6.The onScroll Callback11|outline">The onScroll Callback<text:tab/>27</text:a></text:p>
          <text:p text:style-name="P12"><text:a xlink:type="simple" xlink:href="#3.4.2.Browser Event Listeners|outline">Browser Event Listeners<text:tab/>27</text:a></text:p>
          <text:p text:style-name="P11"><text:a xlink:type="simple" xlink:href="#3.5.Communicate with the Server|outline">Communicate with the Server<text:tab/>27</text:a></text:p>
          <text:p text:style-name="P12"><text:a xlink:type="simple" xlink:href="#3.5.1.Send Requests to the Server|outline">Send Requests to the Server<text:tab/>27</text:a></text:p>
          <text:p text:style-name="P13"><text:a xlink:type="simple" xlink:href="#3.5.1.1.AU Request|outline">AU Request<text:tab/>27</text:a></text:p>
          <text:p text:style-name="P13"><text:a xlink:type="simple" xlink:href="#3.5.1.2.Basic Utilities to Send Requests|outline">Basic Utilities to Send Requests<text:tab/>28</text:a></text:p>
          <text:p text:style-name="P13"><text:a xlink:type="simple" xlink:href="#3.5.1.3.Callbacks|outline">Callbacks<text:tab/>29</text:a></text:p>
          <text:p text:style-name="P13"><text:a xlink:type="simple" xlink:href="#3.5.1.4.More Utilities to Send Requests|outline">More Utilities to Send Requests<text:tab/>30</text:a></text:p>
          <text:p text:style-name="P12"><text:a xlink:type="simple" xlink:href="#3.5.2.Process Request at the Server|outline">Process Request at the Server<text:tab/>31</text:a></text:p>
          <text:p text:style-name="P13"><text:a xlink:type="simple" xlink:href="#3.5.2.1.Global and Component-specific Commands|outline">Global and Component-specific Commands<text:tab/>31</text:a></text:p>
          <text:p text:style-name="P13"><text:a xlink:type="simple" xlink:href="#3.5.2.2.Develop Your Own Command|outline">Develop Your Own Command<text:tab/>32</text:a></text:p>
          <text:p text:style-name="P12"><text:a xlink:type="simple" xlink:href="#3.5.3.Process Smart Updates|outline">Process Smart Updates<text:tab/>34</text:a></text:p>
          <text:p text:style-name="P13"><text:a xlink:type="simple" xlink:href="#3.5.3.1.Smart Updates with Multiple Values13|outline">Smart Updates with Multiple Values<text:tab/>35</text:a></text:p>
          <text:p text:style-name="P12"><text:a xlink:type="simple" xlink:href="#3.5.4.Process AU Responses|outline">Process AU Responses<text:tab/>35</text:a></text:p>
          <text:p text:style-name="P13"><text:a xlink:type="simple" xlink:href="#3.5.4.1.The invoke Response|outline">The invoke Response<text:tab/>35</text:a></text:p>
          <text:p text:style-name="P13"><text:a xlink:type="simple" xlink:href="#3.5.4.2.The script Response|outline">The script Response<text:tab/>36</text:a></text:p>
          <text:p text:style-name="P13"><text:a xlink:type="simple" xlink:href="#3.5.4.3.Develop Your Own AU Responses|outline">Develop Your Own AU Responses<text:tab/>36</text:a></text:p>
          <text:p text:style-name="P11"><text:a xlink:type="simple" xlink:href="#3.6.JavaScript Utilities|outline">JavaScript Utilities<text:tab/>37</text:a></text:p>
          <text:p text:style-name="P10">4. Configuration<text:tab/>38</text:p>
          <text:p text:style-name="P11"><text:a xlink:type="simple" xlink:href="#4.1.Language Addon|outline">Language Addon<text:tab/>38</text:a></text:p>
          <text:p text:style-name="P12"><text:soft-page-break/><text:a xlink:type="simple" xlink:href="#4.1.1.Location of the Language Addon|outline">Location of the Language Addon<text:tab/>38</text:a></text:p>
          <text:p text:style-name="P13"><text:a xlink:type="simple" xlink:href="#4.1.1.1.Location in a JAR File|outline">Location in a JAR File<text:tab/>38</text:a></text:p>
          <text:p text:style-name="P13"><text:a xlink:type="simple" xlink:href="#4.1.1.2.Location in a WAR File|outline">Location in a WAR File<text:tab/>38</text:a></text:p>
          <text:p text:style-name="P12"><text:a xlink:type="simple" xlink:href="#4.1.2.A Sample of the Language Addon|outline">A Sample of the Language Addon<text:tab/>38</text:a></text:p>
          <text:p text:style-name="P12"><text:a xlink:type="simple" xlink:href="#4.1.3.Headers of the Language Addon|outline">Headers of the Language Addon<text:tab/>39</text:a></text:p>
          <text:p text:style-name="P13"><text:a xlink:type="simple" xlink:href="#4.1.3.1.The addon-name Element|outline">The addon-name Element<text:tab/>39</text:a></text:p>
          <text:p text:style-name="P13"><text:a xlink:type="simple" xlink:href="#4.1.3.2.The depends Element|outline">The depends Element<text:tab/>39</text:a></text:p>
          <text:p text:style-name="P13"><text:a xlink:type="simple" xlink:href="#4.1.3.3.The language-name Element|outline">The language-name Element<text:tab/>39</text:a></text:p>
          <text:p text:style-name="P13"><text:a xlink:type="simple" xlink:href="#4.1.3.4.The verson Element|outline">The verson Element<text:tab/>40</text:a></text:p>
          <text:p text:style-name="P13"><text:a xlink:type="simple" xlink:href="#4.1.3.5.The javascript-module Element|outline">The javascript-module Element<text:tab/>40</text:a></text:p>
          <text:p text:style-name="P12"><text:a xlink:type="simple" xlink:href="#4.1.4.Component Definitions|outline">Component Definitions<text:tab/>40</text:a></text:p>
          <text:p text:style-name="P13"><text:a xlink:type="simple" xlink:href="#4.1.4.1.Define a Primitive Component|outline">Define a Primitive Component<text:tab/>41</text:a></text:p>
          <text:p text:style-name="P13"><text:a xlink:type="simple" xlink:href="#4.1.4.2.Define a Macro Component|outline">Define a Macro Component<text:tab/>43</text:a></text:p>
          <text:p text:style-name="P13"><text:a xlink:type="simple" xlink:href="#4.1.4.3.Extend from Existent Component|outline">Extend from Existent Component<text:tab/>43</text:a></text:p>
          <text:p text:style-name="P11"><text:a xlink:type="simple" xlink:href="#4.2.Language Definition|outline">Language Definition<text:tab/>44</text:a></text:p>
          <text:p text:style-name="P12"><text:a xlink:type="simple" xlink:href="#4.2.1.Location of the Language Definition|outline">Location of the Language Definition<text:tab/>44</text:a></text:p>
          <text:p text:style-name="P12"><text:a xlink:type="simple" xlink:href="#4.2.2.Headers of the Language Definition|outline">Headers of the Language Definition<text:tab/>44</text:a></text:p>
          <text:p text:style-name="P13"><text:a xlink:type="simple" xlink:href="#4.2.2.1.The language-name Element|outline">The language-name Element<text:tab/>44</text:a></text:p>
          <text:p text:style-name="P13"><text:a xlink:type="simple" xlink:href="#4.2.2.2.The device-type Element|outline">The device-type Element<text:tab/>44</text:a></text:p>
          <text:p text:style-name="P13"><text:a xlink:type="simple" xlink:href="#4.2.2.3.The namespace Element|outline">The namespace Element<text:tab/>44</text:a></text:p>
          <text:p text:style-name="P13"><text:a xlink:type="simple" xlink:href="#4.2.2.4.The extension Element|outline">The extension Element<text:tab/>44</text:a></text:p>
          <text:p text:style-name="P13"><text:a xlink:type="simple" xlink:href="#4.2.2.5.The version Element|outline">The version Element<text:tab/>45</text:a></text:p>
          <text:p text:style-name="P13"><text:a xlink:type="simple" xlink:href="#4.2.2.6.The javascript Element|outline">The javascript Element<text:tab/>45</text:a></text:p>
          <text:p text:style-name="P13"><text:a xlink:type="simple" xlink:href="#4.2.2.7.The stylesheet Element|outline">The stylesheet Element<text:tab/>45</text:a></text:p>
          <text:p text:style-name="P13"><text:a xlink:type="simple" xlink:href="#4.2.2.8.The zscript Element|outline">The zscript Element<text:tab/>46</text:a></text:p>
          <text:p text:style-name="P13"><text:a xlink:type="simple" xlink:href="#4.2.2.9.The  mold Element|outline">The <text:s/>mold Element<text:tab/>46</text:a></text:p>
          <text:p text:style-name="P13"><text:a xlink:type="simple" xlink:href="#4.2.2.10.The label-template Element|outline">The label-template Element<text:tab/>46</text:a></text:p>
          <text:p text:style-name="P13"><text:a xlink:type="simple" xlink:href="#4.2.2.11.The macro-template Element|outline">The macro-template Element<text:tab/>47</text:a></text:p>
          <text:p text:style-name="P13"><text:a xlink:type="simple" xlink:href="#4.2.2.12.The native-template Element|outline">The native-template Element<text:tab/>4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4">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4"/>
      <text:p text:style-name="Standard"><draw:frame draw:style-name="fr2" draw:name="graphics3" text:anchor-type="paragraph" svg:width="15cm" svg:height="3.6cm" draw:z-index="1"><draw:image xlink:href="../images/ComponentTwoSides.gif" xlink:type="simple" xlink:show="embed" xlink:actuate="onLoad"/></draw:frame></text:p>
      <text:h text:style-name="Heading_20_3" text:outline-level="3">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5">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text:span><text:soft-page-break/><text:span text:style-name="T2">part, it is component's job to update the Java object and notify the application (with events).</text:span></text:p>
      <text:p text:style-name="P15">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20" text:outline-level="2">Page and Rendering</text:h>
      <text:p text:style-name="P14">When a component is created (e.g., <text:span text:style-name="T7">new Button()</text:span>), it doesn't belong to any page. Furthermore, there is no view at the client if it doesn't belong to a page. It also means any update to it won't have any effect at the client.</text:p>
      <text:p text:style-name="P14">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8">setPage()</text:span><text:span text:style-name="T2"> with a page, or </text:span><text:span text:style-name="T8">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4">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4">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5">In the phases other than Rendering, the application and ZK are allowed to access any methods of the component except the <text:span text:style-name="T7">redraw</text:span> method. It is the component's job to notify ZK if a component needs to be redrawn, or some states of the view have to change.</text:p>
      <text:p text:style-name="P15">For example, you have a method that will cause the client to redraw the view, then you can call back the <text:span text:style-name="T7">invalidate</text:span> method.</text:p>
      <text:p text:style-name="Code_20_Indent">public MyComp ext<text:span text:style-name="T2">ends org.zkoss.zk.ui.AbstractComponent {</text:span></text:p>
      <text:p text:style-name="P21"><text:tab/>public void setValue(String value) {</text:p>
      <text:p text:style-name="P21"><text:tab/><text:tab/>_value = value;</text:p>
      <text:p text:style-name="P21"><text:tab/><text:tab/><text:span text:style-name="T9">invalidate();</text:span></text:p>
      <text:p text:style-name="P21"><text:tab/>}</text:p>
      <text:p text:style-name="P21">}</text:p>
      <text:p text:style-name="Text_20_body_20_indent"><text:span text:style-name="T2">The invocation of </text:span><text:span text:style-name="T8">invalidate</text:span><text:span text:style-name="T2"> notifies that a component has to be redrawn in the Rendering </text:span><text:soft-page-break/><text:span text:style-name="T2">phase. It doesn't redraw it immediately. Rather, ZK accumulates all these updates and processes them later in the Rendering phase.</text:span></text:p>
      <text:h text:style-name="Heading_20_3" text:outline-level="3">The Rendering Phase</text:h>
      <text:p text:style-name="P15">After all events are processed, ZK starts the rendering phase to redraw components that are invalidated in other phases. In other words, if a component's <text:span text:style-name="T7">invalidate</text:span> method was ever called, ZK will invoke the <text:span text:style-name="T7">redraw</text:span> method in the Rendering phase.</text:p>
      <text:p text:style-name="P15">In the Rendering phase, only the <text:span text:style-name="T7">redraw</text:span> method is invoked and the <text:span text:style-name="T7">invalidate</text:span> method cannot be called – it also implies almost all methods other than <text:span text:style-name="T7">redraw</text:span> shall not be called.</text:p>
      <text:h text:style-name="Heading_20_4" text:outline-level="4">Molds</text:h>
      <text:p text:style-name="Text_20_body_20_indent_20_2">The skeletal implementation of <text:span text:style-name="T7">AbstractComponent</text:span> introduces the concept of molds. A mold is a view of a component. For example, <text:span text:style-name="T7">tabbox</text:span> supports the <text:span text:style-name="T7">default</text:span> and <text:span text:style-name="T7">acc</text:span><text:span text:style-name="T8">ordion</text:span><text:span text:style-name="T2"> molds to provide different views for the same component.</text:span></text:p>
      <text:p text:style-name="Code_20_Indent_20_2">&lt;tabbox mold="<text:span text:style-name="T9">default</text:span>"&gt;</text:p>
      <text:p text:style-name="Code_20_Indent_20_2">&lt;/tabbox&gt;</text:p>
      <text:p text:style-name="Code_20_Indent_20_2">&lt;tabbox mold="<text:span text:style-name="T9">accordion</text:span>"&gt;</text:p>
      <text:p text:style-name="Code_20_Indent_20_2">&lt;/tabbox&gt;</text:p>
      <text:p text:style-name="Text_20_body_20_indent_20_2">To minimize the development effect, it is recommended to extend from <text:span text:style-name="T7">AbstractComponent</text:span> or one of its deriving classes. With <text:span text:style-name="T7">AbstractComponent</text:span>, you don't implement the <text:span text:style-name="T7">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20"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4"/>
      <text:p text:style-name="Standard"><draw:frame draw:style-name="fr2" draw:name="graphics1" text:anchor-type="paragraph" svg:width="16.3cm" svg:height="7.609cm" draw:z-index="2"><draw:image xlink:href="../images/ComponentTrilogy.gif" xlink:type="simple" xlink:show="embed" xlink:actuate="onLoad"/></draw:frame><text:soft-page-break/></text:p>
      <text:h text:style-name="Heading_20_3" text:outline-level="3">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7">z_ed_0</text:span> is the component's UUID (which is assigned by ZK Loader), and <text:span text:style-name="T7">z.type</text:span> is a special attribute used to indicate the type of the component.</text:p>
      <text:p text:style-name="Text_20_body_20_indent_20_2">The visual presentation are running at and interpreted by the browser. However, they are generated at the server, when the <text:span text:style-name="T7">redraw</text:span> method is called. Eve<text:span text:style-name="T2">rything written to the writer argument passed to the </text:span><text:span text:style-name="T8">redraw</text:span><text:span text:style-name="T2"> method will be sent to the client.</text:span></text:p>
      <text:p text:style-name="Text_20_body_20_indent_20_2">Instead of implementing redraw, you can extend from <text:span text:style-name="T7">AbstractComponent</text:span> and provide a or its deriving classes), and not to implement <text:span text:style-name="T7">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7">org.zkoss.zk.ui.util.ComponentRenderer</text:span>) instead. It is a bit harder to read but with better performance. We will talk more about it later.</text:p>
      <text:h text:style-name="Heading_20_4" text:outline-level="4"><text:soft-page-break/>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7">z.type</text:span> is <text:span text:style-name="T7">mycomps.MyButton</text:span> (specified in the <text:span text:style-name="T7">z.type</text:span> attribute as described above). It means the JavaScript codes are located in <text:s/>a JavaScript file called, <text:span text:style-name="T7">/web/js/mycomps.js</text:span>. (and it must be locatable by the class loader), and the component type is <text:span text:style-name="T7">MyButton</text:span>.</text:p>
      <text:p text:style-name="Text_20_body_20_indent_20_2">Since we want it to run during initialization, the method name shall be <text:span text:style-name="T7">zkMyButton.init</text:span> (<text:span text:style-name="T7">= "zk" + "Type" + ".when"</text:span>). Similarly, If you want a method to be called when the browser is resized, the method name will be <text:span text:style-name="T7">zkMyButton.onSize</text:span>. We will talk more about it later.</text:p>
      <text:h text:style-name="P22" text:outline-level="3">Development of Handle</text:h>
      <text:p text:style-name="P15">The handle is the states and API of the component that Web applications access. More precisely, it is a Java class that implements the <text:span text:style-name="T7">org.zkoss.zk.ui.Component</text:span> interface.</text:p>
      <text:p text:style-name="P15">You generally don't implement this interface directly. Rather, you, depending on the requrirement, extend from one of the existent classes, such as <text:span text:style-name="T7">org.zkoss.zk.ui.AbstractComponent</text:span>, <text:s/><text:span text:style-name="T7">org.zkoss.zk.ui.HtmlBasedComponent</text:span>, and <text:s/><text:span text:style-name="T7">org.zkoss.zul.XulComponent</text:span>.</text:p>
      <text:p text:style-name="P15">For example, assume we want to extend the most skeletal implementation <text:span text:style-name="T7">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2" text:outline-level="3">Configuration</text:h>
      <text:p text:style-name="P15">Once you implement the view and handle, you can specify the component in a XML file such that ZK will load it and the application can use it. The configuration file is called <text:span text:style-name="T7">lang-</text:span><text:soft-page-break/><text:span text:style-name="T7">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8">lang.xml</text:span><text:span text:style-name="T2"> instead.</text:span></text:p></text:note-body></text:note>. There are two locations you can place this file. One is under the <text:span text:style-name="T7">/metainfo/zk</text:span> directory that is locatable by classpath (usually part of a JAR file). The other is inside a Web application (part of a WAR file) by specifying the correct path in <text:span text:style-name="T7">/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5">Let us assume the view is <text:span text:style-name="T7">/web/myaddon/button.dsp</text:span> and the handle is the <text:span text:style-name="T7">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7">lang-addon.xml</text:span> must spe<text:span text:style-name="T2">cify an unique name (</text:span><text:span text:style-name="T8">addon-name</text:span><text:span text:style-name="T2">) and the language it belongs to (</text:span><text:span text:style-name="T8">language-name</text:span><text:span text:style-name="T2">). Each component definition must specify the component name (</text:span><text:span text:style-name="T8">component-name</text:span><text:span text:style-name="T2">), the handle (</text:span><text:span text:style-name="T8">component-class</text:span><text:span text:style-name="T2">) and the view (</text:span><text:span text:style-name="T8">mold</text:span><text:span text:style-name="T2">). Each component can have multiple views and each view has a name (</text:span><text:span text:style-name="T8">mold-name</text:span><text:span text:style-name="T2">). The default mold name is </text:span><text:span text:style-name="T8">default</text:span><text:span text:style-name="T2">., which the mold you must have (unless you want to implement the </text:span><text:span text:style-name="T8">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4">The handle must implement two interfaces: <text:span text:style-name="T7">org.zkoss.zk.ui.Component</text:span> and <text:span text:style-name="T7">org.zkoss.zk.ui.sys.ComonentCtrl</text:span>. <text:span text:style-name="T7">Component</text:span> is a collection of APIs that applications could access, while <text:span text:style-name="T7">ComponentCtrl</text:span> is a collection of APIs that are accessible only by ZK and component development.</text:p>
      <text:p text:style-name="P14">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4">ZK provides several skeletal implementations to minimize the effort required to implement a component. </text:p>
      <text:h text:style-name="P23" text:outline-level="3"><text:span text:style-name="T12">The </text:span>org.zkoss.zk.ui.AbstractComponent<text:span text:style-name="T12"> Class</text:span></text:h>
      <text:p text:style-name="Text_20_body_20_indent"><text:span text:style-name="T7">AbstractComponent</text:span> is the most base skeletal implementation<text:span text:style-name="T2">. Use it only if the component you implement is for non-HTML clients (such as mobile devices).</text:span></text:p>
      <text:p text:style-name="P15"><text:span text:style-name="T7">AbstractComponent</text:span> implements the <text:span text:style-name="T7">redraw</text:span> method to support molds, annotations, ID space, page association, parent-children relationship, event listener registration, serialization, clone, and all component APIs.</text:p>
      <text:p text:style-name="P15">The use of <text:span text:style-name="T7">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7">Component</text:span> and <text:span text:style-name="T7">ComponentCtrl</text:span>, <text:span text:style-name="T7">AbstractComponent</text:span> also pro<text:span text:style-name="T2">vides a collection of utilities to minimize the effort of the implementation.</text:span></text:p>
      <text:h text:style-name="Heading_20_4" text:outline-level="4"><text:soft-page-break/>Utilities to Com<text:span text:style-name="T2">municate with the Client</text:span></text:h>
      <text:p text:style-name="P24"><text:span text:style-name="T7">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8">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8">app<text:span text:style-name="T2">endAsapAttr</text:span></text:p>
          </table:table-cell>
          <table:table-cell table:style-name="Table1.B2" office:value-type="string">
            <text:p text:style-name="P30">Detects if a non-deferrable event is registered, and appends a special attribute to denote it if true.</text:p>
          </table:table-cell>
        </table:table-row>
      </table:table>
      <text:h text:style-name="Heading_20_4" text:outline-level="4">Extra <text:span text:style-name="T2">Controls</text:span></text:h>
      <text:p text:style-name="P24">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7">newExtraCtrl</text:span> method to instantiate an instance carrying the extra interfaces. For example, <text:span text:style-name="T7">Slider</text:span> allows the client to change the position of the slider, and then it has to implements the <text:span text:style-name="T7">org.zkoss.zk.ui.ext.client.Scrollable</text:span> interface. As depicted below,<text:span text:style-name="T7"> Slider</text:span> first implements the <text:span text:style-name="T7">ExtraCtrl</text:span> class to implement the <text:span text:style-name="T7">Scrollable</text:span> interface. Then, <text:span text:style-name="T7">Slider</text:span> overrides <text:span text:style-name="T7">newExtraCtrl</text:span> to instantiate an <text:span text:style-name="T7">ExtraCtrl</text:span> instance.</text:p>
      <text:p text:style-name="Code_20_Indent_20_2">public class Slider extends org.zkoss.zk.ui.HtmlBasedComponent {</text:p>
      <text:p text:style-name="Code_20_Indent_20_2"><text:soft-page-break/><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8">HtmlBasedComponent.ExtraCtrl</text:span><text:span text:style-name="T2"> class.</text:span></text:p>
      <text:h text:style-name="P23" text:outline-level="3"><text:span text:style-name="T12">The </text:span>org.zkoss.zk.ui.HtmlBasedComponent<text:span text:style-name="T12"> Class</text:span></text:h>
      <text:p text:style-name="Text_20_body_20_indent">If you are imp<text:span text:style-name="T2">lementing a component for HTML-based browser, you might consider to extend from </text:span><text:span text:style-name="T8">HtmlBasedComponent</text:span><text:span text:style-name="T2">. It extends from </text:span><text:span text:style-name="T8">AbstractComponent</text:span><text:span text:style-name="T2"> to provide more HTML features, such as CSS style, CSS class, width, height, drag-and-drop, tooltip text, and so on. By extending from </text:span><text:span text:style-name="T8">HtmlBasedComponent</text:span><text:span text:style-name="T2">, your component inherits the HTML features for free – no special initialization, implementation, or invocation is required.</text:span></text:p>
      <text:p text:style-name="P15">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7">getInnerAttrs</text:span><text:line-break/><text:span text:style-name="T7">getOuterAttrs</text:span></text:p>
          </table:table-cell>
          <table:table-cell table:style-name="Table2.B2" office:value-type="string">
            <text:p text:style-name="Table_20_Contents"><text:span text:style-name="T7">HtmlBasedComponent</text:span> ass<text:span text:style-name="T2">umes the view might have nested tags – the outer and inner tags. Then, </text:span><text:span text:style-name="T8">getInnerAttrs</text:span><text:span text:style-name="T2"> and </text:span><text:span text:style-name="T8">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8">getRealSclass<text:line-break/>getRealStyle</text:p>
          </table:table-cell>
          <table:table-cell table:style-name="Table2.B2" office:value-type="string">
            <text:p text:style-name="P30">When <text:span text:style-name="T7">getOuterAttrs</text:span> is called, it invokes these two methods to generate the class and style attributes. By default, they delegate the invocation to <text:span text:style-name="T7">getSclass</text:span> and <text:span text:style-name="T7">getStyle</text:span>, respectively.</text:p>
            <text:p text:style-name="P30">If you need to add a CSS style (in addition to that an user specifies by calling <text:span text:style-name="T7">setStyle</text:span>), you can override <text:span text:style-name="T7">getRealStyle</text:span>. For exmple,</text:p>
            <text:p text:style-name="Code"><text:soft-page-break/>protected String getRealStyle() {<text:line-break/><text:tab/>return super.getRealStyle() + "padding:5px;";</text:p>
            <text:p text:style-name="Code">}</text:p>
          </table:table-cell>
        </table:table-row>
        <table:table-row>
          <table:table-cell table:style-name="Table2.A2" office:value-type="string">
            <text:p text:style-name="P28">getAllOnClickAttrs</text:p>
          </table:table-cell>
          <table:table-cell table:style-name="Table2.B2" office:value-type="string">
            <text:p text:style-name="Table_20_Contents">Used to generate attributes for <text:span text:style-name="T7">onClick</text:span>, <text:span text:style-name="T7">onDoubleClick</text:span> and <text:span text:style-name="T7">onRightClick</text:span> eve<text:span text:style-name="T2">nts. If the component supports these events, it shall call back this method in </text:span><text:span text:style-name="T8">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7">org.zkoss.zul.impl.XulElement</text:span> Class</text:h>
      <text:p text:style-name="Text_20_body_20_indent"><text:span text:style-name="T7">XulElement</text:span> is the skeletal imp<text:span text:style-name="T2">lementation for XUL components. If you want to implement a component that will be added to the </text:span><text:span text:style-name="T8">xul/html</text:span><text:span text:style-name="T2"> language, this class is a good starting point.</text:span></text:p>
      <text:p text:style-name="P15"><text:span text:style-name="T7">XulElement</text:span> extends from <text:span text:style-name="T7">HtmlBasedComonent</text:span>. It provides the XUL features, such as popup, context menu, tooltip and client-side-action.</text:p>
      <text:h text:style-name="P33"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None</text:p>
          </table:table-cell>
          <table:table-cell table:style-name="Table3.B2" office:value-type="string">
            <text:p text:style-name="P30">None</text:p>
          </table:table-cell>
        </table:table-row>
      </table:table>
      <text:h text:style-name="Heading_20_2" text:outline-level="2">Com<text:span text:style-name="T2">munication with the Client</text:span></text:h>
      <text:p text:style-name="P14">It is the component's job to communicate between the view and the handle, while the communication is transparent to the application developers.</text:p>
      <text:p text:style-name="P14">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text:span><text:soft-page-break/><text:span text:style-name="T2">view.</text:span> </text:p>
      <text:h text:style-name="Heading_20_4" text:outline-level="4">Inv<text:span text:style-name="T2">alidates</text:span></text:h>
      <text:p text:style-name="P26">public void invalidate();</text:p>
      <text:p text:style-name="P24">When the <text:span text:style-name="T7">invalidate</text:span> method is called, the component is marked as dirty, and then the <text:span text:style-name="T7">redraw</text:span> method will be called to generate the whole view to client in the Rendering phase.</text:p>
      <text:p text:style-name="P24">The typical use is to call <text:span text:style-name="T7">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7">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4">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8">redraw</text:span><text:span text:style-name="T2"> method. For example, a component will be redrawn at most one time, even if it is invalidated multiple times, or its parent is invalidated, too.</text:span></text:p>
      <text:h text:style-name="Heading_20_4" text:outline-level="4">Smart Updates</text:h>
      <text:p text:style-name="P25">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4">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8">elem</text:span><text:span text:style-name="T2">, it is equivalent to invoke the following JavaScript codes at the </text:span><text:soft-page-break/><text:span text:style-name="T2">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8">elem.className</text:span><text:span text:style-name="T2"> for the </text:span><text:span text:style-name="T8">class</text:span><text:span text:style-name="T2"> attribute, </text:span><text:span text:style-name="T8">elem.setAttribute() </text:span><text:span text:style-name="T2">for unrecognized attributes, and so on.</text:span></text:p>
      <text:p text:style-name="P24">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5">public void response(String key, AuResponse<text:note text:id="ftn9" text:note-class="footnote"><text:note-citation>9</text:note-citation><text:note-body><text:p text:style-name="Footnote">org.zkoss.zk.au.AuResponse</text:p></text:note-body></text:note> res<text:span text:style-name="T2">ponse);</text:span></text:p>
      <text:p text:style-name="P24">An AU response is the lowest-level response. You can fully customize it to do whatever you want.</text:p>
      <text:p text:style-name="P24">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4">Unlike smart updates, an AU responses are always sent to the client even if an invalidate is called against the same component. It is one of the reason we have to use AU responses for certain circumstances.</text:p>
      <text:p text:style-name="P27">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7">where <text:span text:style-name="T7">AuFocus</text:span> is one of built-in AU responses extending from <text:span text:style-name="T7">AuResponse</text:span> with predefined functionality.</text:p>
      <text:h text:style-name="P34" text:outline-level="5">Depends</text:h>
      <text:p text:style-name="Text_20_body_20_indent_20_3">We say an AU response <text:span text:style-name="T5">depends on</text:span> a component, if it shall <text:span text:style-name="T5">not</text:span><text:span text:style-name="T13"> be sent to the client when the component is removed</text:span>. It is controlled by the <text:span text:style-name="T7">depends</text:span> argument of the constructor.</text:p>
      <text:p text:style-name="Text_20_body_20_indent_20_3">In most cases, an AU res<text:span text:style-name="T2">ponse depends on a component.</text:span></text:p>
      <text:p text:style-name="Tip"><text:soft-page-break/><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5">There are a lot of built-in AU responses such as <text:span text:style-name="T7">AuAlert</text:span>, <text:span text:style-name="T7">AuInvoke</text:span>, <text:span text:style-name="T7">AuPrint</text:span> and so on in the <text:span text:style-name="T7">org.zkoss.zk.au.out</text:span> package. When you think you have to develop your own AU response, check Javadoc first if any of them fulfills your requirement.</text:p>
      <text:p text:style-name="P35"><text:span text:style-name="T7">AuInvoke</text:span> and <text:span text:style-name="T7">AuScript</text:span> are AU response used to invoke the JavaScript codes at the client. <text:span text:style-name="T7">AuInoke</text:span> is used to invoke a JavaScript method depending on the component's type, while <text:span text:style-name="T7">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6">}</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5">To notify what happens at the client, the view has to send an AU request (<text:span text:style-name="T7">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4">A command (<text:span text:style-name="T7">org.zkoss.zk.au.Command</text:span>) is used to process certain type of AU requests. When ZK Update Engine receives an AU request, it associates a command with it. Then, it invokes the <text:span text:style-name="T7">process</text:span> method of the command to process it. The processing, depending on the requirement, usually updates the content of the component and then posts an event to notify the application.</text:p>
      <text:p text:style-name="P24">For example, the <text:span text:style-name="T7">org.zkoss.zk.au.in.RemoveCommand</text:span> command is registered to process all AU requests called <text:span text:style-name="T7">remove</text:span>. Thus, if an AU request called <text:span text:style-name="T7">remove</text:span> is received, the process method of <text:span text:style-name="T7">RemoveCommand</text:span> will be invoked. Here is how <text:span text:style-name="T7">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soft-pag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4">When a command processing a request, it might post one or several events. For example, <text:span text:style-name="T7">InputCommand</text:span> will post the <text:span text:style-name="T7">onChange</text:span> event as an instance of <text:span text:style-name="T7">org.zkoss.zk.ui.event.InputEvent</text:span>. The events are queued until all commands are processed. In other words, the events are processed by the application, after the components have been updated.</text:p>
      <text:p text:style-name="P24">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7">Event.stopPropagation</text:span>).</text:p>
      <text:p text:style-name="P24">On the other hand, we can utilize the stop-propagation feature to allow the application to customize some behavior. For example, the list box sorts the list items in the <text:span text:style-name="T7">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5">They are supported automatically with custom JavaScript codes as long as you extends your component handle from <text:span text:style-name="T7">org.zkoss.zul.impl.XulElement</text:span>.</text:p>
      <text:h text:style-name="Heading_20_3" text:outline-level="3">Click, Right Click and Double Click</text:h>
      <text:p text:style-name="P15">The onClick, onRightClick and onDoubleClick events are handled automatically by ZK Client Engine. All you need to do is to generate the correct attributes by use of the <text:span text:style-name="T7">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soft-page-break/><text:tab/>return sb.otString();</text:p>
      <text:p text:style-name="Code_20_Indent">}</text:p>
      <text:p text:style-name="Text_20_body_20_indent"><text:span text:style-name="T7">HtmlBasedCcomponent</text:span> pro<text:span text:style-name="T2">vides an utility called </text:span><text:span text:style-name="T8">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7" text:outline-level="1">3. View</text:h>
      <text:p text:style-name="P14">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8">AbstractComponent</text:span><text:span text:style-name="T2">) uses the </text:span><text:span text:style-name="T8">include</text:span><text:span text:style-name="T2"> method of </text:span><text:span text:style-name="T8">javax.servlet.RequestDispatcher</text:span><text:span text:style-name="T2"> to include the HTML tags you generate for the view.</text:span></text:p>
      <text:p text:style-name="P14">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5">When the view being rendered, the related information is passed through the request attribute called <text:span text:style-name="T7">arg</text:span>, which is a <text:span text:style-name="T7">Map</text:span> instance. In <text:span text:style-name="T7">arg</text:span>, the component being rendered is stored in the entry called <text:span text:style-name="T7">self</text:span>. That is, you can retrieve it with the following EL expression:</text:p>
      <text:p text:style-name="Code_20_Indent">${requestScope.arg.self}</text:p>
      <text:p text:style-name="P15">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5">Here is the example of <text:span text:style-name="T7">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1">
        <text:list-item>
          <text:p text:style-name="P45">You have to gen<text:span text:style-name="T2">erate the </text:span><text:span text:style-name="T8">id</text:span><text:span text:style-name="T2"> attribute with component's UUID.</text:span></text:p>
        </text:list-item>
        <text:list-item>
          <text:p text:style-name="P46">Generate the required attributes by calling the <text:span text:style-name="T7">getOuterAttrs</text:span> and <text:span text:style-name="T7">getInnerAttrs</text:span> methods of HtmlBasedComponent.</text:p>
        </text:list-item>
        <text:list-item>
          <text:p text:style-name="P46">If the view requires some specific JavaScript codes, the <text:span text:style-name="T7">z.type</text:span> attribute might be specified with an unique value to denote the component type.</text:p>
        </text:list-item>
      </text:list>
      <text:p text:style-name="P15"><text:soft-page-break/>Notice that each view must have exactly one topmost HTML element – which is <text:span text:style-name="T7">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8">span</text:span><text:span text:style-name="T2"> or </text:span><text:span text:style-name="T8">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5">If you put in the Web application, say, <text:span text:style-name="T7">/WEB-INF/myaddon/button.dsp</text:span>, just specify the correct path in the <text:span text:style-name="T7">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7">/web</text:span> directory. For example, <text:span text:style-name="T8">/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21"><text:tab/>&lt;/mold&gt;</text:p>
      <text:p text:style-name="P21">...</text:p>
      <text:p text:style-name="Text_20_body_20_indent">where "<text:span text:style-name="T7">~.</text:span>" means the <text:span text:style-name="T7">/web</text:span> directory in a JAR file, or locatable by classpath.</text:p>
      <text:h text:style-name="Heading_20_3" text:outline-level="3">Component Renderer</text:h>
      <text:p text:style-name="P15">DSP is an easy way to design a component view, but the performance of EL expressions is much slower than native Java codes. To maximize the performance with native Java codes, you can develop either a Servlet or a so-called component renderer.</text:p>
      <text:p text:style-name="P15">A component renderer is a Java class used to render a view directly. It must implement the <text:span text:style-name="T7">org.zkoss.zk.ui.render.ComponentRenderer</text:span> interface, which has only one method: <text:span text:style-name="T7">render</text:span>. For example, the following is the renderer of <text:span text:style-name="T7">Image</text:span>:</text:p>
      <text:p text:style-name="Code_20_Indent"><text:soft-page-break/>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5">Then, the mold URI must start with "<text:span text:style-name="T7">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21"><text:tab/>&lt;/mold&gt;</text:p>
      <text:p text:style-name="P21">...</text:p>
      <text:h text:style-name="Heading_20_2" text:outline-level="2">Jav<text:span text:style-name="T2">aScript Codes</text:span></text:h>
      <text:p text:style-name="P14">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5">Each component that requires the JavaScript codes to run at the client must provide an unique type in the <text:span text:style-name="T7">z.type</text:span> attribute. For example,</text:p>
      <text:p text:style-name="Code_20_Indent">&lt;BUTTON id="z_ed_0" z.type="mycomps.MyButton"&gt;I am a button&lt;/BUTTON&gt;</text:p>
      <text:p text:style-name="P15">The syntax is</text:p>
      <text:p text:style-name="Code_20_Indent">dir1.dir2.file.Type</text:p>
      <text:p text:style-name="P15">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7">Tx</text:span>. Then, if the <text:span text:style-name="T7">zkT.init</text:span> method is declared, it will be called when ZK is initializing the component at the client.</text:p>
      <text:p text:style-name="Code_20_Indent">zkTp = {}</text:p>
      <text:p text:style-name="Code_20_Indent">zkTp.init = fun<text:span text:style-name="T2">ction (cmp) {</text:span></text:p>
      <text:p text:style-name="P21"><text:tab/>zk.listen(cmp, "onClick", zkTp.onclick);</text:p>
      <text:p text:style-name="P21">}</text:p>
      <text:p text:style-name="P21">zkTp.onclick = function (evt) {</text:p>
      <text:p text:style-name="P21"><text:soft-page-break/><text:tab/>var el = Event.element(evt);</text:p>
      <text:p text:style-name="P21">...</text:p>
      <text:p text:style-name="P21">};</text:p>
      <text:h text:style-name="Heading_20_3" text:outline-level="3">JavaScript File Location</text:h>
      <text:p text:style-name="P15">As described in the previous section. the first part of the <text:span text:style-name="T7">z.type</text:span> attribute is the path of the JavaScript to load. For example, assume the <text:span text:style-name="T7">z.type</text:span> attribute is <text:span text:style-name="T10">a.b.c</text:span><text:span text:style-name="T7">.Tx</text:span>, then ZK will load the file in the path <text:span text:style-name="T7">/web/js/</text:span><text:span text:style-name="T10">a/b/c</text:span><text:span text:style-name="T7">.js</text:span>, right before initializing the view.</text:p>
      <text:p text:style-name="P15">Notice that the path must be locatable by classpath, and it always stats at <text:span text:style-name="T7">/web/js</text:span>.</text:p>
      <text:h text:style-name="Heading_20_2" text:outline-level="2">Ini<text:span text:style-name="T2">tialization and Cleanup</text:span></text:h>
      <text:h text:style-name="Heading_20_3" text:outline-level="3">Ini<text:span text:style-name="T2">tialization</text:span></text:h>
      <text:p text:style-name="P15">When ZK Client Engine initializes a component view, it first check if the <text:span text:style-name="T7">z.type</text:span> attribute is defined. If not specified, it means no JavaScript codes required and it ends the initialization of this component.</text:p>
      <text:p text:style-name="P15">If <text:span text:style-name="T7">z.type</text:span> is specified, say, <text:span text:style-name="T7">widget.SuperButton</text:span>, ZK Client Engine first loads the JavaScript file, <text:span text:style-name="T7">/web/js/widget.js</text:span>, and then check if any method called <text:span text:style-name="T7">zkSuperButton.init</text:span>. Invoke it if found. We call this method as the init callback.</text:p>
      <text:p text:style-name="P15">A component view usually registered event listeners in this method. For example,</text:p>
      <text:p text:style-name="Code_20_Indent">zkSuperButton = {} //declare zkSuperButton to hold ini<text:span text:style-name="T2">t, cleanup and other methods</text:span></text:p>
      <text:p text:style-name="P21"/>
      <text:p text:style-name="Code_20_Indent">zkSuperButton.init = fun<text:span text:style-name="T2">ction (cmp) {</text:span></text:p>
      <text:p text:style-name="P21"><text:tab/>zk.listen(cmp, "focus", zkau.onfocus);<text:line-break/><text:tab/>zk.listen(cmp, "blur", zkau.onblur);<text:line-break/>};</text:p>
      <text:p text:style-name="P15">The initialization order is starting from the child, then to the parent, to the parent's parent, and so on.</text:p>
      <text:p text:style-name="P15">After <text:span text:style-name="T7">init</text:span> is called, it invokes <text:span text:style-name="T7">zkSuperButton.beforeSize</text:span> and <text:span text:style-name="T7">zkSuperButton.onSize</text:span>, if any, to initialize the size of the view. Components rarely need to provide these two methods, unless they are providing the layout, such as <text:span text:style-name="T7">Hbox</text:span> and <text:span text:style-name="T7">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8">zkSuperButton.cleanup</text:span><text:span text:style-name="T2"> in the above example). Invoke it if found.</text:span></text:p>
      <text:p text:style-name="P15">The order of cleanups is starting from the topmost component, then to its child, to its child's <text:soft-page-break/>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4">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5">Like the browser event listeners, ZK callbacks are used to handle a <text:span text:style-name="T5">situation</text:span><text:span text:style-name="T13">,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51"><text:span text:style-name="T4">Tip</text:span><text:span text:style-name="T2">: ZK scans any callback to register after invoking the init callback, so you can declare them in the init callback.</text:span></text:p>
      <text:p text:style-name="P38"><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4">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4">When the <text:span text:style-name="T7">invalidate</text:span> method is called at the server, ZK Client Engine will first call the cleanup callback, replace the DOM tree, and then call the init callback.</text:p>
      <text:p text:style-name="P24">The order of invocations is the parent first. The topmost parent being cleanup is called first, then its child, then its grandchild, and so on.</text:p>
      <text:h text:style-name="Heading_20_4" text:outline-level="4"><text:soft-page-break/>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40">};</text:p>
      <text:p text:style-name="Text_20_body_20_indent_20_2">When the browser window <text:span text:style-name="T2">or a resizable parent (such as </text:span><text:span text:style-name="T8">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8">style.width</text:span><text:span text:style-name="T2"> in the beforeSize callback and then set the correct size in the onSize callback.</text:span></text:p>
      <text:p text:style-name="P24">The order of invocations is the parent first. The topmost parent that is affected is called first, then its child, then its grandchild, and so on.</text:p>
      <text:p text:style-name="P24">Notes</text:p>
      <text:list text:style-name="L2">
        <text:list-item>
          <text:p text:style-name="P47">The beforeSize and onSize callbacks are also called when initializing a component, so you don't and shalln't handle the size in the init callback.</text:p>
        </text:list-item>
        <text:list-item>
          <text:p text:style-name="P47">The browser doesn't notify JavaScript codes when a DOM element is resized, so these two callbacks are actually triggered by the invocation of the <text:span text:style-name="T7">zk.beforeSizeAt</text:span> and <text:span text:style-name="T7">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4">The order of invocations is the parent first. The topmost parent becoming visible is called first, then its child, then its grandchild, and so on.</text:p>
      <text:p text:style-name="P24">Note</text:p>
      <text:list text:style-name="L3">
        <text:list-item>
          <text:p text:style-name="P48">The browser doesn't notify JavaScript codes when a DOM element becomes visible or invisible, so it won't be called if you set <text:span text:style-name="T7">display="none"</text:span> directly. On the hand, it is called automatically by ZK Client Engine if the visiblity is changed due to the visible property <text:s/>is changed at the server, or due to the invocation of <text:span text:style-name="T7">zk.show</text:span> or <text:span text:style-name="T7">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text:span><text:soft-page-break/><text:span text:style-name="T2">called, the component is still visible.</text:span></text:p>
      <text:p text:style-name="P24">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4">The order of invocations is the parent first. The topmost parent affected by scrolling is called first, then its child, then its grandchild, and so on.</text:p>
      <text:p text:style-name="P24">Notes</text:p>
      <text:list text:style-name="L4">
        <text:list-item>
          <text:p text:style-name="P49">The browser doesn't notify JavaScript codes when the user is scrolling a DOM element (rather than the browser window). It is up to a component view decide whether to invoke <text:span text:style-name="T7">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8">zk.listen</text:span><text:span text:style-name="T2"> and </text:span><text:span text:style-name="T8">zk.unlisten</text:span><text:span text:style-name="T2">. They are not only compatible with all kind of browsers, but also unlisten automatically – so no worry of memory leak. In fact, you rarely need to invoke </text:span><text:span text:style-name="T8">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5">To notify what happens at the client, the view has to send an AU request to the server. At the server the AU request is encapulated as an instance of the <text:span text:style-name="T7">org.zkoss.zk.au.AuRequest</text:span> class. At the client side, the AU request is an object with <text:span text:style-name="T7">uuid</text:span>, <text:span text:style-name="T7">cmd</text:span>, <text:span text:style-name="T7">data</text:span> and other properties. For example,</text:p>
      <text:p text:style-name="Code_20_Indent">{uuid: cmp.id, cmd: "onClick", data: [10, 20], ctrl: true}</text:p>
      <text:h text:style-name="Heading_20_4" text:outline-level="4">AU Req<text:span text:style-name="T2">uest</text:span></text:h>
      <text:p text:style-name="P24">The following is a list of the properties that an AU request might have.</text:p>
      <table:table table:name="Table4" table:style-name="Table4">
        <table:table-column table:style-name="Table4.A"/>
        <table:table-column table:style-name="Table4.B"/>
        <table:table-header-rows>
          <text:soft-page-break/>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8">uu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8">dtid</text:p>
          </table:table-cell>
          <table:table-cell table:style-name="Table4.B2" office:value-type="string">
            <text:p text:style-name="Table_20_Contents">[Optional but exactly one of <text:span text:style-name="T7">uuid</text:span> and <text:span text:style-name="T7">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8">cmd</text:p>
          </table:table-cell>
          <table:table-cell table:style-name="Table4.B2" office:value-type="string">
            <text:p text:style-name="Table_20_Contents">[Req<text:span text:style-name="T2">uired]</text:span></text:p>
            <text:p text:style-name="P30">The command ID, such as <text:span text:style-name="T7">onClick</text:span> and <text:span text:style-name="T7">onSelect</text:span>. It is used to search for the command. ZK Update Engine first invokes the <text:span text:style-name="T7">getCommand</text:span> method of the targeted component to look for the component-specific command. If not found, it then invokes the static <text:span text:style-name="T7">getCommand</text:span> method of the <text:span text:style-name="T7">AuRequest</text:span> class to look for the global command.</text:p>
          </table:table-cell>
        </table:table-row>
        <table:table-row>
          <table:table-cell table:style-name="Table4.A2" office:value-type="string">
            <text:p text:style-name="P28">data</text:p>
          </table:table-cell>
          <table:table-cell table:style-name="Table4.B2" office:value-type="string">
            <text:p text:style-name="Table_20_Contents">[Optional; Default: <text:span text:style-name="T7">null</text:span><text:span text:style-name="T2">]</text:span></text:p>
            <text:p text:style-name="P30">An array of data to pass to the server. It depends on the command. For example, the <text:span text:style-name="T7">onClick</text:span> command accepts a two-element array to indicate the position of the mouse pointer.</text:p>
          </table:table-cell>
        </table:table-row>
        <table:table-row>
          <table:table-cell table:style-name="Table4.A2" office:value-type="string">
            <text:p text:style-name="P28">ctl</text:p>
          </table:table-cell>
          <table:table-cell table:style-name="Table4.B2" office:value-type="string">
            <text:p text:style-name="Table_20_Contents">[Opt<text:span text:style-name="T2">ional; Default: </text:span><text:span text:style-name="T8">false</text:span><text:span text:style-name="T2">]</text:span></text:p>
            <text:p text:style-name="P30">Whether the request is a control command, such as <text:span text:style-name="T7">onClick</text:span>, <text:span text:style-name="T7">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30">If any doubt, don't specify it (with <text:span text:style-name="T7">true</text:span>).</text:p>
          </table:table-cell>
        </table:table-row>
        <table:table-row>
          <table:table-cell table:style-name="Table4.A2" office:value-type="string">
            <text:p text:style-name="P29">ignorable</text:p>
          </table:table-cell>
          <table:table-cell table:style-name="Table4.B2" office:value-type="string">
            <text:p text:style-name="Table_20_Contents">[Opt<text:span text:style-name="T2">ional, Default: </text:span><text:span text:style-name="T8">false</text:span><text:span text:style-name="T2">]</text:span></text:p>
            <text:p text:style-name="P30">Whether the request can be ignored if the system is busy or it causes an error. Typical example is the <text:span text:style-name="T7">onChanging</text:span> and <text:span text:style-name="T7">onScrolling</text:span> commands. It is too annoying if not to set ignorable to <text:span text:style-name="T7">true</text:span>.</text:p>
          </table:table-cell>
        </table:table-row>
      </table:table>
      <text:h text:style-name="Heading_20_4" text:outline-level="4">Basic Utilities to Send Req<text:span text:style-name="T2">uests</text:span></text:h>
      <text:p text:style-name="P24"><text:span text:style-name="T7">zkau.sendasap</text:span> and <text:span text:style-name="T7">zkau.send</text:span> are two of most common methods to send an AU request to the server.</text:p>
      <table:table table:name="Table5" table:style-name="Table5">
        <table:table-column table:style-name="Table5.A"/>
        <table:table-row>
          <table:table-cell table:style-name="Table5.A1" office:value-type="string">
            <text:p text:style-name="P28">zkau.send(evt, timeout)</text:p>
            <text:p text:style-name="Table_20_Contents">Sends an AU req<text:span text:style-name="T2">uest after the specified milliseconds expires. If there are any pending AU requests, this request will be appended to the end.</text:span></text:p>
            <text:p text:style-name="P16">evt</text:p>
            <text:p text:style-name="Text_20_body_20_indent"><text:soft-page-break/>The<text:span text:style-name="T2"> AU request to send.</text:span></text:p>
            <text:p text:style-name="P17">timeout</text:p>
            <text:p text:style-name="P15">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ext:p text:style-name="P15">To have better performance, it is better to specify -1 if no non-deferrable event listener is registered for this command. It is easy to do this by use of <text:span text:style-name="T7">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8">zkau.sendasap(evt, timeout)</text:p>
            <text:p text:style-name="P31">Sends an AU req<text:span text:style-name="T2">uest by checking if there is a non-deferrable event listener registered for it. It is a shortcut of the following.</text:span></text:p>
            <text:p text:style-name="Code">zkau.send(evt, zkau.asapTimeout(evt.uuid, evt.cmd, timeout));</text:p>
            <text:p text:style-name="P16">evt</text:p>
            <text:p text:style-name="Text_20_body_20_indent">The<text:span text:style-name="T2"> AU request to send.</text:span></text:p>
            <text:p text:style-name="P17">timeout</text:p>
            <text:p text:style-name="P19">The delay before sending the request (unit: milliseconds) if non-deferrable.</text:p>
            <text:p text:style-name="P19">Notice that it is the timeout used only if there is a non-deferrable event listener registered for it.</text:p>
          </table:table-cell>
        </table:table-row>
        <table:table-row>
          <table:table-cell table:style-name="Table5.A2" office:value-type="string">
            <text:p text:style-name="P28">zkau.sendAhead(evt, timeout)</text:p>
            <text:p text:style-name="P31">Sends an AU req<text:span text:style-name="T2">uest by placing it in front of any other pending AU requests.</text:span></text:p>
            <text:p text:style-name="P16">evt</text:p>
            <text:p text:style-name="Text_20_body_20_indent">The<text:span text:style-name="T2"> AU request to send.</text:span></text:p>
            <text:p text:style-name="P17">timeout</text:p>
            <text:p text:style-name="P19">The delay before sending the request (unit: milliseconds). If not specified, it is delayed for 0 milliseconds (i.e., calling <text:span text:style-name="T7">setTimeout</text:span> with 0). If a negative value is specified, it means it is a deferrable command and it won't be sent back to the server until another invocation of <text:span text:style-name="T7">zkau.send</text:span> with a non-negative timeout.</text:p>
          </table:table-cell>
        </table:table-row>
      </table:table>
      <text:h text:style-name="Heading_20_4" text:outline-level="4">Callbacks</text:h>
      <text:p text:style-name="P24">There are two callbacks you can register to do something before sending AU requests, and after receiving the responses.</text:p>
      <table:table table:name="Table6" table:style-name="Table6">
        <table:table-column table:style-name="Table6.A"/>
        <text:soft-page-break/>
        <table:table-row>
          <table:table-cell table:style-name="Table6.A1" office:value-type="string">
            <text:p text:style-name="P28">zkau.addOnSend(func);<text:line-break/>zkau.removeOnSend(func);</text:p>
            <text:p text:style-name="Table_20_Contents">Reg<text:span text:style-name="T2">ister a callback function that will be called before AU requests are sending to the server.</text:span></text:p>
            <text:p text:style-name="P30">It is useful if you are using timer or other mechanism to monitor the DOM element's value. FCKeditor is a typical example. By using the <text:span text:style-name="T7">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8">zkau.addOnResponse(script)</text:p>
            <text:p text:style-name="Table_20_Contents">Reg<text:span text:style-name="T2">ister a callback function that will be called after processing all responses.</text:span></text:p>
            <text:p text:style-name="P16">scr<text:span text:style-name="T2">ipt</text:span></text:p>
            <text:p text:style-name="P15">It could be a function or a string containing JavaScript codes.</text:p>
          </table:table-cell>
        </table:table-row>
        <table:table-row>
          <table:table-cell table:style-name="Table6.A2" office:value-type="string">
            <text:p text:style-name="P28">zk.addOnLoad(nm, scr<text:span text:style-name="T2">ipt)</text:span></text:p>
            <text:p text:style-name="Table_20_Contents">Reg<text:span text:style-name="T2">ister a callback function that will be called after a module is loaded.</text:span></text:p>
            <text:p text:style-name="P30">Applicable: 3.0.6 or later</text:p>
            <text:p text:style-name="P16">nm</text:p>
            <text:p text:style-name="P18">The module name, such as "zul.sel".</text:p>
            <text:p text:style-name="P16">scr<text:span text:style-name="T2">ipt</text:span></text:p>
            <text:p text:style-name="P19">It could be a function or a string containing JavaScript codes.</text:p>
          </table:table-cell>
        </table:table-row>
      </table:table>
      <text:h text:style-name="Heading_20_4" text:outline-level="4">More Utilities to Send Requests</text:h>
      <text:p text:style-name="P24">Here is a list of methods to simply the sending of particular AU requests, such as <text:span text:style-name="T7">onClose</text:span>. They are all based on <text:span text:style-name="T7">zkau.send</text:span>.</text:p>
      <table:table table:name="Table7" table:style-name="Table7">
        <table:table-column table:style-name="Table7.A"/>
        <table:table-row>
          <table:table-cell table:style-name="Table7.A1" office:value-type="string">
            <text:p text:style-name="P28">zkau.sendRemove(uuid)</text:p>
            <text:p text:style-name="Table_20_Contents">Sends the <text:span text:style-name="T7">remove</text:span> com<text:span text:style-name="T2">mand to remove the specified component (at the server).</text:span></text:p>
          </table:table-cell>
        </table:table-row>
        <table:table-row>
          <table:table-cell table:style-name="Table7.A2" office:value-type="string">
            <text:p text:style-name="P28">zkau.sendOnMove</text:p>
            <text:p text:style-name="P32">Sends the <text:span text:style-name="T7">onMove</text:span> com<text:span text:style-name="T2">mand to denote a component is moved.</text:span></text:p>
          </table:table-cell>
        </table:table-row>
        <table:table-row>
          <table:table-cell table:style-name="Table7.A2" office:value-type="string">
            <text:p text:style-name="P28">zkau.sendOnSize</text:p>
            <text:p text:style-name="P32">Sends the <text:span text:style-name="T7">onSize</text:span> com<text:span text:style-name="T2">mand to denote a component's size is changed.</text:span></text:p>
          </table:table-cell>
        </table:table-row>
        <table:table-row>
          <table:table-cell table:style-name="Table7.A2" office:value-type="string">
            <text:p text:style-name="P28">zkau.sendOnZIndex</text:p>
            <text:p text:style-name="P32">Sends the <text:span text:style-name="T7">onZIndex</text:span> com<text:span text:style-name="T2">mand to denote the Z-index of a component is changed.</text:span></text:p>
          </table:table-cell>
        </table:table-row>
        <table:table-row>
          <table:table-cell table:style-name="Table7.A2" office:value-type="string">
            <text:p text:style-name="P28">zkau.sendOnClose</text:p>
            <text:p text:style-name="P32"><text:soft-page-break/>Sends the <text:span text:style-name="T7">onClose</text:span> com<text:span text:style-name="T2">mand that causes the </text:span><text:span text:style-name="T8">onClose</text:span><text:span text:style-name="T2"> event being sent to the component. How the </text:span><text:span text:style-name="T8">onClose</text:span><text:span text:style-name="T2"> event is handled depends on the component. For window, it is detached.</text:span></text:p>
          </table:table-cell>
        </table:table-row>
        <table:table-row>
          <table:table-cell table:style-name="Table7.A2" office:value-type="string">
            <text:p text:style-name="P28">zkau.sendRedraw<text:span text:style-name="T14"> (ZK 3.1 or later)</text:span></text:p>
            <text:p text:style-name="P31">Sends the <text:span text:style-name="T7">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8">org.zkoss.zk.au.AuRequest</text:span><text:span text:style-name="T2"> by associating with a command (</text:span><text:span text:style-name="T8">org.zkoss.zk.au.Command</text:span><text:span text:style-name="T2">). The command is responsible to process the associated request. ZK Update Engine doesn't assume anything but invoking the command's </text:span><text:span text:style-name="T8">process</text:span><text:span text:style-name="T2"> method. Up to the component developer, the command might then update the component's state, post an event or others when </text:span><text:span text:style-name="T8">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5">
        <text:list-item>
          <text:p text:style-name="P52">ZK first check whether any component-specific command is defined for the command ID of the AU request. This is done by invoking the <text:span text:style-name="T7">getCommand</text:span> method of the <text:span text:style-name="T7">ComponentCtrl</text:span> interface.</text:p>
        </text:list-item>
        <text:list-item>
          <text:p text:style-name="P52">Then, ZK check whether any global command is defined for the command ID of the AU request, if no component-specific command is found. This is done by invoking the static method called <text:span text:style-name="T7">getCommand</text:span> of the <text:span text:style-name="T7">AuRequest</text:span> class.</text:p>
        </text:list-item>
      </text:list>
      <text:h text:style-name="Heading_20_5" text:outline-level="5">Built-in Com<text:span text:style-name="T2">mands</text:span></text:h>
      <text:p text:style-name="Text_20_body_20_indent_20_3">There are a lot of built-in AU responses such as <text:span text:style-name="T7">InputCommand</text:span>, <text:span text:style-name="T7">MouseCommand</text:span>, <text:span text:style-name="T7">KeyCommand</text:span> and so on in the <text:span text:style-name="T7">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text:soft-page-break/>Develop Your Own Command</text:h>
      <text:p text:style-name="P24">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6">
        <text:list-item>
          <text:p text:style-name="P53">Extend from <text:span text:style-name="T7">ComponentCommand</text:span> and implement the <text:span text:style-name="T7">process</text:span> method.</text:p>
        </text:list-item>
        <text:list-item>
          <text:p text:style-name="P53">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9">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8">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7">org.zkoss.zk.au.Command</text:span> class.</text:p>
      <text:p text:style-name="Code_20_Indent_20_3">class FlyCommand extends <text:span text:style-name="T9">Com</text:span><text:span text:style-name="T11">mand</text:span><text:span text:style-name="T2"> {</text:span></text:p>
      <text:p text:style-name="P36"><text:tab/>public FlyCommand(String id, int flags) {<text:line-break/><text:tab/><text:tab/>super(id, flags);</text:p>
      <text:p text:style-name="P36"><text:tab/>}</text:p>
      <text:p text:style-name="P36"><text:tab/>protected process(AuRequest request) {</text:p>
      <text:p text:style-name="Code_20_Indent_20_3"><text:tab/><text:tab/>final SuperButton btn = (SuperButton)request.getComponent();</text:p>
      <text:p text:style-name="Code_20_Indent_20_3"><text:tab/><text:tab/>btn.doFly();</text:p>
      <text:p text:style-name="P36"><text:soft-page-break/><text:tab/><text:tab/>Events.postEvent(new Event(getId(), btn, request.getData()));<text:line-break/><text:tab/>}</text:p>
      <text:p text:style-name="P36">}</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5">It is interesting to note you don't need to keep a reference to a global command. It is registered automatically as soon as it is instantiated.</text:p>
      <text:p text:style-name="P35">Also notice you must instantiate them in a class that will be loaded – the component's class is always loaded (if it is registered in <text:span text:style-name="T7">lang.xml</text:span> or <text:span text:style-name="T7">lang-addon.xml</text:span>).</text:p>
      <text:h text:style-name="Heading_20_5" text:outline-level="5">The <text:span text:style-name="T7">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8">getExtraCtrl</text:span><text:span text:style-name="T2"> (in the </text:span><text:span text:style-name="T8">ComponentCtrl</text:span><text:span text:style-name="T2"> interface) – aka., </text:span><text:span text:style-name="T6">extra control</text:span><text:span text:style-name="T2">.</text:span></text:p>
      <text:p text:style-name="Code_20_Indent_20_3">public Object getExtraCtrl();</text:p>
      <text:p text:style-name="P41"><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8">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5">However, what if <text:span text:style-name="T7">FlyCommand</text:span> has to be a global command? First, you can design an interface, say, <text:span text:style-name="T7">Flyable</text:span>.</text:p>
      <text:p text:style-name="Code_20_Indent_20_3">public int<text:span text:style-name="T2">erface Flyable {</text:span></text:p>
      <text:p text:style-name="P36"><text:tab/>public void doFly();</text:p>
      <text:p text:style-name="P36">}</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soft-page-break/><text:tab/><text:tab/>//whatever</text:p>
      <text:p text:style-name="Code_20_Indent_20_3"><text:tab/>}</text:p>
      <text:p text:style-name="Code_20_Indent_20_3"><text:tab/>private class ExtraCtrl imp<text:span text:style-name="T2">lements Flyable {</text:span></text:p>
      <text:p text:style-name="P36"><text:tab/><text:tab/>public void doFly() {</text:p>
      <text:p text:style-name="P36"><text:tab/><text:tab/><text:tab/>SuperButto.this.doFly();</text:p>
      <text:p text:style-name="P36"><text:tab/><text:tab/>}</text:p>
      <text:p text:style-name="P36"><text:tab/>}</text:p>
      <text:p text:style-name="P36">...</text:p>
      <text:p text:style-name="Text_20_body_20_indent_20_3">where we override <text:span text:style-name="T7">newExtraCtrl</text:span> rather than <text:span text:style-name="T7">getExtraCtrl</text:span>, since <text:span text:style-name="T7">getExtraCtrl </text:span>handles the lifecycle of the extra control and will invoke <text:span text:style-name="T7">newExtraCtrl</text:span> to instantiate the object.</text:p>
      <text:p text:style-name="Text_20_body_20_indent_20_3">Finally, you can implement <text:span text:style-name="T7">FlyCommand</text:span> this way:</text:p>
      <text:p text:style-name="Code_20_Indent_20_3">class FlyCommand extends <text:span text:style-name="T15">Com</text:span><text:span text:style-name="T16">mand</text:span><text:span text:style-name="T2"> {</text:span></text:p>
      <text:p text:style-name="P36"><text:tab/>public FlyCommand(String id, int flags) {<text:line-break/><text:tab/><text:tab/>super(id, flags);</text:p>
      <text:p text:style-name="P36"><text:tab/>}</text:p>
      <text:p text:style-name="P36"><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1">Flyable</text:span><text:span text:style-name="T2">)</text:span></text:p>
      <text:p text:style-name="Code_20_Indent_20_3"><text:tab/><text:tab/><text:tab/>((Flyable)comp).<text:span text:style-name="T9">doFly</text:span>();</text:p>
      <text:p text:style-name="P36"><text:tab/><text:tab/>Events.postEvent(new Event(getId(), comp, request.getData()));</text:p>
      <text:p text:style-name="P36"><text:tab/>}</text:p>
      <text:p text:style-name="P36">}</text:p>
      <text:h text:style-name="Heading_20_3" text:outline-level="3">Pro<text:span text:style-name="T2">cess Smart Updates</text:span></text:h>
      <text:p text:style-name="P15">Handling the smart updates sent from the server is straightforward. Just declare a callback called <text:span text:style-name="T7">setAttr</text:span>. For example, assume the component type is <text:span text:style-name="T7">SuperButton</text:span>, then the <text:span text:style-name="T7">setAttr</text:span> callback is as follows.</text:p>
      <text:p text:style-name="Code_20_Indent">zkSuperButton.setAttr = fun<text:span text:style-name="T2">ction (cmp, name, value) {</text:span></text:p>
      <text:p text:style-name="P21"><text:tab/>if ("fly" == name) {</text:p>
      <text:p text:style-name="P21"><text:tab/><text:tab/>//whatever</text:p>
      <text:p text:style-name="P21"><text:tab/>}</text:p>
      <text:p text:style-name="P21"><text:tab/>return false;</text:p>
      <text:p text:style-name="P21">}</text:p>
      <text:p text:style-name="P15">The return value is whether you want the default behavior to take place, i.e., whether to update the attribute. More precisely, <text:span text:style-name="T7">zkau.setAttr(cmp, name, value)</text:span> will be called if <text:span text:style-name="T7">false</text:span> is returned.</text:p>
      <text:p text:style-name="P15">If you prefer to update the attribute first, you can invoke <text:span text:style-name="T7">zkau.setAttr</text:span> manually. For example,</text:p>
      <text:p text:style-name="Code_20_Indent">zkSuperButton.setAttr = fun<text:span text:style-name="T2">ction (cmp, name, value) {</text:span></text:p>
      <text:p text:style-name="P21"><text:tab/>if ("disabled" == name) {</text:p>
      <text:p text:style-name="P21"><text:tab/><text:tab/>zkau.setAttr(cmp, name, value); //update cmp.disabled first</text:p>
      <text:p text:style-name="P21"><text:tab/><text:tab/>//whatever</text:p>
      <text:p text:style-name="P21"><text:soft-page-break/><text:tab/><text:tab/>return true; //attribute has been updated</text:p>
      <text:p text:style-name="P21"><text:tab/>}</text:p>
      <text:p text:style-name="P21"><text:tab/>return false;</text:p>
      <text:p text:style-name="P21">}</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8">smartUpdateValues</text:span><text:span text:style-name="T2"> method. At the client, the </text:span><text:span text:style-name="T8">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40"><text:tab/>if ("fly" == name) {</text:p>
      <text:p text:style-name="P40"><text:tab/><text:tab/>fly(value1, value2);</text:p>
      <text:p text:style-name="P40">...</text:p>
      <text:p text:style-name="Tip"><text:span text:style-name="T3">JavaScript Tip</text:span>: You can use <text:span text:style-name="T7">arguments.length</text:span> to det<text:span text:style-name="T2">ermine how many arguments are passed.</text:span></text:p>
      <text:h text:style-name="Heading_20_3" text:outline-level="3">Pro<text:span text:style-name="T2">cess AU Responses</text:span></text:h>
      <text:p text:style-name="P15">There are many built-in responses you can use (in the <text:span text:style-name="T7">org.zkoss.zk.au.out</text:span> package). However, the <text:span text:style-name="T7">invoke</text:span> (<text:span text:style-name="T7">AuInvoke</text:span>) and <text:span text:style-name="T7">script</text:span> (<text:span text:style-name="T7">AuScript</text:span>) responses are almost all you need.</text:p>
      <text:h text:style-name="Heading_20_4" text:outline-level="4">The inv<text:span text:style-name="T2">oke Response</text:span></text:h>
      <text:p text:style-name="P24">The <text:span text:style-name="T7">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8">fly</text:span><text:span text:style-name="T2"> in this example). But, there is a difference: the AU response is sent even if the component is invalidated, while the smart update won't.</text:span></text:p>
      <text:p text:style-name="P39"><text:soft-page-break/>Thus, if the <text:span text:style-name="T7">init</text:span> callback will handle everything, the smart update shall be used (otherwise, you will do it twice when it is invalidated).</text:p>
      <text:h text:style-name="Heading_20_4" text:outline-level="4">The scr<text:span text:style-name="T2">ipt Response</text:span></text:h>
      <text:p text:style-name="P24">The <text:span text:style-name="T7">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40"><text:tab/><text:tab/>new AuScript(this, "zkSuperButton.fly('" + getUuid() + "','low','fast')"));</text:p>
      <text:p text:style-name="P40">}</text:p>
      <text:p text:style-name="P24">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40"><text:tab/><text:tab/>new AuScript(this,</text:p>
      <text:p text:style-name="P40"><text:tab/><text:tab/><text:tab/>("SuperButton".equals(getMold()) ? "zkSuperButton": "zkGiantButton")</text:p>
      <text:p text:style-name="P40"><text:tab/><text:tab/><text:tab/>+ ".fly('" + getUuid() + "','low','fast')"));</text:p>
      <text:p text:style-name="P40">}</text:p>
      <text:p text:style-name="P24">On the other hand, if you use the <text:span text:style-name="T7">invoke</text:span> response, you can have the same response but define a different component type, say <text:span text:style-name="T7">GiantButton</text:span>. Then, you don't modify Java class. Rather, provide another callback:</text:p>
      <text:p text:style-name="Code_20_Indent_20_2">zkGiantButton.fly = function (cmp, height, speed) {<text:line-break/><text:tab/>//whatever</text:p>
      <text:p text:style-name="P40">}</text:p>
      <text:p text:style-name="P24">In general, the <text:span text:style-name="T7">invoke</text:span> response is recommended if applicable.</text:p>
      <text:h text:style-name="Heading_20_4" text:outline-level="4">Dev<text:span text:style-name="T2">elop Your</text:span> Own AU Responses</text:h>
      <text:p text:style-name="P24">Unlike the AU request's commands, you rarely need to develop your own AU response since the <text:span text:style-name="T7">invoke</text:span> response can serve almost everything. However, if you prefer to provide your own response, you can follow the instructions described in this section.</text:p>
      <text:p text:style-name="P24">First, you have to implement a Java class extending from the <text:span text:style-name="T7">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40"><text:tab/><text:tab/>super("fly", comp, new String[] {<text:span text:style-name="T9">comp.getUuid()</text:span>, height, speed});</text:p>
      <text:p text:style-name="P40"><text:tab/>}</text:p>
      <text:p text:style-name="P40">}</text:p>
      <text:p text:style-name="P24"><text:soft-page-break/>where <text:span text:style-name="T7">"fly"</text:span> is the response name, and the third argument (<text:span text:style-name="T7">String[]</text:span>) of AuResponse's constructor will be passed to the client. The response name must be unique. The third argument is called the response data.</text:p>
      <text:p text:style-name="P24">Then, at the client side, you shall provide a method called <text:span text:style-name="T7">zkau.cmd1.fly</text:span> to handle it.</text:p>
      <text:p text:style-name="Code_20_Indent_20_2">zkau.cmd1.fly = fun<text:span text:style-name="T2">ction (</text:span><text:span text:style-name="T11">uuid</text:span><text:span text:style-name="T2">, </text:span><text:span text:style-name="T11">cmp</text:span><text:span text:style-name="T2">, height, speed) {</text:span></text:p>
      <text:p text:style-name="P40"><text:tab/>//whatever</text:p>
      <text:p text:style-name="P40">}</text:p>
      <text:p text:style-name="Text_20_body_20_indent_20_2">There are two set of res<text:span text:style-name="T2">ponse handlers: </text:span><text:span text:style-name="T8">zkau.cmd0</text:span><text:span text:style-name="T2"> and </text:span><text:span text:style-name="T8">zkau.cmd1</text:span><text:span text:style-name="T2">. </text:span><text:span text:style-name="T8">zkau.cmd0</text:span><text:span text:style-name="T2"> is used to handle responses that are applied to the whole browser window, while </text:span><text:span text:style-name="T8">zkau.cmd1</text:span><text:span text:style-name="T2"> is for individual component.</text:span></text:p>
      <text:p text:style-name="P24">If <text:span text:style-name="T7">zkau.cmd1</text:span> is overridden, the first element of the response data must be the component UUID (<text:span text:style-name="T7">comp.getUuid()</text:span> in the above example). Then, ZK Client Engine will convert it to a reference to a component, and then invoke the response's handler with UUID and the reference as the first two arguments (refer to <text:span text:style-name="T7">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8">xul/html</text:span><text:span text:style-name="T2">, </text:span><text:span text:style-name="T8">xhtml</text:span><text:span text:style-name="T2">, and </text:span><text:span text:style-name="T8">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5">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7">lang-addon.xml</text:span> and placed at the <text:span text:style-name="T7">/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7">/WEB-INF/zk.xml</text:span>. For example, let us assume the path of the XML file is <text:span text:style-name="T7">/WEB-INF/zk/lang-addon.xml</text:span>, then specify the following in <text:span text:style-name="T7">/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5">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soft-page-break/><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5">The headers of the language addon specifies the name of the addon, the language to addon, and so on.</text:p>
      <text:h text:style-name="Heading_20_4" text:outline-level="4">The <text:span text:style-name="T8">addon-name</text:span><text:span text:style-name="T2"> Element</text:span></text:h>
      <text:p text:style-name="P24">[Required]</text:p>
      <text:p text:style-name="Code_20_Indent_20_2">&lt;addon-name&gt;<text:span text:style-name="T5">name</text:span><text:span text:style-name="T13">&lt;/addon-name&gt;</text:span></text:p>
      <text:p text:style-name="P27">Specifies the unique name of the language addon.</text:p>
      <text:h text:style-name="Heading_20_4" text:outline-level="4">The <text:span text:style-name="T7">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4">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4">Specified the language that this addon shall be added to.</text:p>
      <text:h text:style-name="Heading_20_4" text:outline-level="4"><text:soft-page-break/>The <text:span text:style-name="T7">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4">Then, ZK will compare <text:span text:style-name="T7">UID</text:span> with the value specified in <text:span text:style-name="T7">version-uid</text:span>, and the addon is ignored if not matched – it means the XML file is <text:span text:style-name="T5">not</text:span><text:span text:style-name="T13"> from the same JAR file being loaded</text:span>.</text:p>
      <text:p text:style-name="P24">ZK Version that this addon requires is specified in the <text:span text:style-name="T7">zk-version</text:span> element. The addon is ignored if ZK installed is an older version.</text:p>
      <text:h text:style-name="Heading_20_4" text:outline-level="4">The <text:span text:style-name="T7">javascript-module</text:span> Element</text:h>
      <text:p text:style-name="Text_20_body_20_indent_20_2">[Opt<text:span text:style-name="T2">ional]</text:span></text:p>
      <text:p text:style-name="Code_20_Indent_20_2">&lt;javascript-module name="fckez.fckez" version="2.5.1_1"/&gt;</text:p>
      <text:p text:style-name="P24">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5">There are two kinds components: macro and primitive components. By macro we mean to implement a component based on a ZUML page. By primitive we mean to implement the <text:span text:style-name="T7">Component</text:span> interface (actually extending from <text:span text:style-name="T7">AbstractComponent</text:span>, <text:span text:style-name="T7">HtmlBasedComponent</text:span> and others). This guide focuses on the implementation of primitive components. For implementation of macro components, refer to the <text:span text:style-name="T3">Developer's Guide</text:span>.</text:p>
      <text:h text:style-name="Heading_20_4" text:outline-level="4"><text:soft-page-break/>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7">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7">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7">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7">mold-name</text:span> Element</text:h>
      <text:p text:style-name="Text_20_body_20_indent_20_3">[Required if <text:span text:style-name="T7">mold</text:span> is specified]</text:p>
      <text:p text:style-name="Text_20_body_20_indent_20_3">Specified <text:span text:style-name="T2">the mold name. The default mold shall be named as </text:span><text:span text:style-name="T8">default</text:span><text:span text:style-name="T2">.</text:span></text:p>
      <text:h text:style-name="Heading_20_5" text:outline-level="5">The <text:span text:style-name="T7">mold-uri</text:span> Element</text:h>
      <text:p text:style-name="Text_20_body_20_indent_20_3">[Required if <text:span text:style-name="T7">mold</text:span> is specified][EL is allowed]</text:p>
      <text:p text:style-name="Text_20_body_20_indent_20_3">Spe<text:span text:style-name="T2">cifies the mold URI.</text:span></text:p>
      <text:h text:style-name="Heading_20_5" text:outline-level="5">The <text:span text:style-name="T7">text-as</text:span> Element</text:h>
      <text:p text:style-name="Text_20_body_20_indent_20_3">[Opt<text:span text:style-name="T2">ional]</text:span></text:p>
      <text:p text:style-name="P35">Specifies a property name that the text inside the element in the ZUL file will be assigned to. For example, <text:span text:style-name="T7">comboitem</text:span> declares <text:span text:style-name="T7">text-as</text:span> as follows.</text:p>
      <text:p text:style-name="Code_20_Indent_20_3"><text:soft-page-break/>&lt;component&gt;</text:p>
      <text:p text:style-name="Code_20_Indent_20_3"><text:tab/>&lt;component-name&gt;comboitem&lt;/component-name&gt;</text:p>
      <text:p text:style-name="Code_20_Indent_20_3"><text:tab/>&lt;text-as&gt;content&lt;/text-as&gt;</text:p>
      <text:p text:style-name="Code_20_Indent_20_3">...</text:p>
      <text:p text:style-name="P35">Then, the following ZUL fragment</text:p>
      <text:p text:style-name="Code_20_Indent_20_3">&lt;comboitem&gt;This is the text ass<text:span text:style-name="T2">igned to the content property&lt;/comboitem&gt;</text:span></text:p>
      <text:p text:style-name="P35">is equivalent to</text:p>
      <text:p text:style-name="Code_20_Indent_20_3">&lt;comboitem content="This is the text ass<text:span text:style-name="T2">igned to the content property"/&gt;</text:span></text:p>
      <text:h text:style-name="Heading_20_5" text:outline-level="5">The <text:span text:style-name="T7">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8">setAttribute</text:span><text:span text:style-name="T2"> method of the </text:span><text:span text:style-name="T8">Component</text:span><text:span text:style-name="T2"> interface will be called to store the attribute.</text:span></text:p>
      <text:h text:style-name="Heading_20_5" text:outline-level="5">The <text:span text:style-name="T7">pro</text:span><text:span text:style-name="T8">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8">border</text:span><text:span text:style-name="T2">, then the </text:span><text:span text:style-name="T8">setBorder</text:span><text:span text:style-name="T2"> method will be called to set the value specified in </text:span><text:span text:style-name="T8">property-value</text:span><text:span text:style-name="T2">.</text:span></text:p>
      <text:h text:style-name="Heading_20_5" text:outline-level="5">The <text:span text:style-name="T7">ann</text:span><text:span text:style-name="T8">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soft-page-break/>&lt;/annotation&gt;</text:p>
      <text:p text:style-name="Text_20_body_20_indent_20_3">Spe<text:span text:style-name="T2">cifies an annotation to the component definition. It can be accessed by the </text:span><text:span text:style-name="T8">getAnnotationMap</text:span><text:span text:style-name="T2"> method of the </text:span><text:span text:style-name="T8">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4">The syntax of a macro definition is similar to the definition of the primitive component, except</text:p>
      <text:list text:style-name="L7">
        <text:list-item>
          <text:p text:style-name="P50"><text:span text:style-name="T7">mold</text:span> is not allowed</text:p>
        </text:list-item>
        <text:list-item>
          <text:p text:style-name="P50"><text:span text:style-name="T7">macro-uri</text:span> is required to specify the template (a ZUML file) used to generate the macro component</text:p>
        </text:list-item>
      </text:list>
      <text:h text:style-name="Heading_20_5" text:outline-level="5">The <text:span text:style-name="T7">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7">inline</text:span> Element</text:h>
      <text:p text:style-name="Text_20_body_20_indent_20_3">[Optional][Default: <text:span text:style-name="T7">false</text:span>][EL is <text:span text:style-name="T5">not</text:span> allowed]</text:p>
      <text:p text:style-name="Code_20_Indent_20_3">&lt;inline&gt;true&lt;/inline&gt;</text:p>
      <text:p text:style-name="P35">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8">component-name</text:span><text:span text:style-name="T2"> and </text:span><text:span text:style-name="T8">extends</text:span><text:span text:style-name="T2"> element.</text:span></text:p>
      <text:h text:style-name="Heading_20_5" text:outline-level="5">extends</text:h>
      <text:p text:style-name="Text_20_body_20_indent_20_3">[Required]</text:p>
      <text:p text:style-name="Text_20_body_20_indent_20_3"><text:soft-page-break/>Specifies the name of the component definition to extend from (aka., extendee). If spe<text:span text:style-name="T2">cified, the extendee's definition will be loaded to initialize the new component definition. In other words, it </text:span><text:span text:style-name="T6">extends</text:span><text:span text:style-name="T2"> the existent definition instead of defining a brand-new one.</text:span></text:p>
      <text:h text:style-name="Heading_20_2" text:outline-level="2">Language Def<text:span text:style-name="T2">inition</text:span></text:h>
      <text:p text:style-name="P14">The language definition is a XML file definition a new language, which includes component definitions and other language features.</text:p>
      <text:p text:style-name="P14">The syntax of the language definition is similar to the language addon except the location and the headers are a bit different.</text:p>
      <text:h text:style-name="Heading_20_3" text:outline-level="3">Location of the Language Def<text:span text:style-name="T2">inition</text:span></text:h>
      <text:p text:style-name="P24">The language definition must be named <text:span text:style-name="T7">lang.xml</text:span> and placed at the <text:span text:style-name="T7">/metainfo/zk</text:span> directory accessible by the classpath.</text:p>
      <text:h text:style-name="P22" text:outline-level="3">Headers of the Language Definition</text:h>
      <text:h text:style-name="Heading_20_4" text:outline-level="4">The <text:span text:style-name="T7">language-name</text:span> Element</text:h>
      <text:p text:style-name="Text_20_body_20_indent_20_2">[Req<text:span text:style-name="T2">uired]</text:span></text:p>
      <text:p text:style-name="Code_20_Indent_20_2">&lt;language-name&gt;xul/html&lt;/language-name&gt;</text:p>
      <text:p text:style-name="P24">Specified the language name that uniquely identifies this langauge.</text:p>
      <text:h text:style-name="Heading_20_4" text:outline-level="4">The <text:span text:style-name="T7">device-type</text:span> Element</text:h>
      <text:p text:style-name="Text_20_body_20_indent_20_2">[Req<text:span text:style-name="T2">uired]</text:span></text:p>
      <text:p text:style-name="Code_20_Indent_20_2">&lt;&lt;device-type&gt;ajax&lt;/device-type&gt;</text:p>
      <text:p text:style-name="P24">Specified the device type, such as <text:span text:style-name="T7">ajax</text:span>, <text:span text:style-name="T7">xml</text:span>, <text:span text:style-name="T7">mil</text:span> and <text:span text:style-name="T7">hil</text:span>.</text:p>
      <text:h text:style-name="Heading_20_4" text:outline-level="4">The <text:span text:style-name="T7">namespace</text:span> Element</text:h>
      <text:p text:style-name="Text_20_body_20_indent_20_2">[Req<text:span text:style-name="T2">uired]</text:span></text:p>
      <text:p text:style-name="Code_20_Indent_20_2">&lt;namespace&gt;http://www.zkoss.org/2005/zul&lt;/namespace&gt;</text:p>
      <text:p text:style-name="P24">Specified the namespace that also uniquely identifies this language.</text:p>
      <text:h text:style-name="Heading_20_4" text:outline-level="4">The <text:span text:style-name="T7">extension</text:span> Element</text:h>
      <text:p text:style-name="Text_20_body_20_indent_20_2">[Req<text:span text:style-name="T2">uired; Multiple]</text:span></text:p>
      <text:p text:style-name="Code_20_Indent_20_2"><text:soft-page-break/>&lt;extension&gt;zul&lt;/extension&gt;</text:p>
      <text:p text:style-name="Code_20_Indent_20_2">&lt;extension&gt;xul&lt;/extension&gt;</text:p>
      <text:p text:style-name="P24">Specified the file extension that shall be considered as using this language. For example, if <text:span text:style-name="T7">zul</text:span> is specified, this language will be used as the default language for all files with the <text:span text:style-name="T7">.zul</text:span> extension. Of course, the file can change the language later with the page directive.</text:p>
      <text:h text:style-name="Heading_20_4" text:outline-level="4">The <text:span text:style-name="T7">versi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8">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4">Then, ZK will compare <text:span text:style-name="T7">UID</text:span> with the value specified in <text:span text:style-name="T7">version-uid</text:span>, and the language is ignored if not matched – it means the XML file is <text:span text:style-name="T5">not</text:span><text:span text:style-name="T13"> from the same JAR file being loaded</text:span>.</text:p>
      <text:p text:style-name="P24">ZK Version that this language requires is specified in the <text:span text:style-name="T7">zk-version</text:span> element. The language is ignored if ZK installed is an older version.</text:p>
      <text:h text:style-name="Heading_20_4" text:outline-level="4">The <text:span text:style-name="T7">javascript</text:span> Element</text:h>
      <text:p text:style-name="P24">[Optional][Multiple]</text:p>
      <text:p text:style-name="Code_20_Indent_20_2">&lt;javascript src="~./js/zk/zk.js.dsp" charset="UTF-8"/&gt;</text:p>
      <text:p text:style-name="P24">Specifies a JavaScript file that must be loaded when a ZUML page is sent to the browser. It is actually generated inside <text:span text:style-name="T7">HTML HEAD</text:span> tag.</text:p>
      <text:h text:style-name="Heading_20_4" text:outline-level="4">The <text:span text:style-name="T7">stylesheet</text:span> Element</text:h>
      <text:p text:style-name="P24">[Optional][Multiple]</text:p>
      <text:p text:style-name="Code_20_Indent_20_2">&lt;stylesheet href="~./zul/css/norm*.css.dsp*" type="text/css"/&gt;</text:p>
      <text:p text:style-name="P24"><text:soft-page-break/>Specifies a CSS file that must be loaded when a ZUML page is sent to the browser. It is actually generated inside <text:span text:style-name="T7">HTML HEAD</text:span> tag.</text:p>
      <text:h text:style-name="Heading_20_4" text:outline-level="4">The <text:span text:style-name="T7">zscript</text:span> Element</text:h>
      <text:p text:style-name="Text_20_body_20_indent_20_2">[Opt<text:span text:style-name="T2">ional][Multiple]</text:span></text:p>
      <text:p text:style-name="Code_20_Indent_20_2">&lt;zscript language="Java"&gt;</text:p>
      <text:p text:style-name="Code_20_Indent_20_2">void alert(String m) {</text:p>
      <text:p text:style-name="Code_20_Indent_20_2"><text:tab/>Messagebox.show(m);</text:p>
      <text:p text:style-name="Code_20_Indent_20_2">}</text:p>
      <text:p text:style-name="Code_20_Indent_20_2">&lt;/zscript&gt;</text:p>
      <text:p text:style-name="P24">Specifies a snippet of <text:span text:style-name="T7">zscript</text:span> codes that will be evaluated before ZK evaluates the <text:span text:style-name="T7">zscript</text:span> codes embedded in a ZUML page. The snippet is evaluated only once. If you want it to be evaluated each time the embedded <text:span text:style-name="T7">zscript</text:span> codes is evaluated, you can specify the <text:span text:style-name="T7">each-time</text:span> attribute as follows.</text:p>
      <text:p text:style-name="Code_20_Indent_20_2">&lt;zscript language="Groovy" <text:span text:style-name="T9">each-time="true"</text:span>&gt;</text:p>
      <text:p text:style-name="Code_20_Indent_20_2">import java.util.*</text:p>
      <text:p text:style-name="Code_20_Indent_20_2">&lt;/zscript&gt;</text:p>
      <text:h text:style-name="Heading_20_4" text:outline-level="4">The <text:s/><text:span text:style-name="T7">mold</text:span> Element</text:h>
      <text:p text:style-name="P24">[Optional][Multiple]</text:p>
      <text:p text:style-name="Code_20_Indent_20_2">&lt;mold&gt;</text:p>
      <text:p text:style-name="Code_20_Indent_20_2"><text:tab/>&lt;mold-name&gt;desktop&lt;/mold-name&gt;</text:p>
      <text:p text:style-name="Code_20_Indent_20_2"><text:tab/>&lt;mold-uri&gt;~./zul/html/desktop.dsp&lt;/mold-uri&gt;</text:p>
      <text:p text:style-name="Code_20_Indent_20_2">&lt;/mold&gt;</text:p>
      <text:p text:style-name="Text_20_body_20_indent_20_2">Spe<text:span text:style-name="T2">cifies the URL used to render a desktop or a page. Only three mold names are accepeted: </text:span><text:span text:style-name="T8">desktop</text:span><text:span text:style-name="T2">, </text:span><text:span text:style-name="T8">page</text:span><text:span text:style-name="T2"> and </text:span><text:span text:style-name="T8">complete</text:span><text:span text:style-name="T2">. The </text:span><text:span text:style-name="T8">desktop</text:span><text:span text:style-name="T2"> mold is used if a ZK page is standalone, i.e., not included by another page. The </text:span><text:span text:style-name="T8">page</text:span><text:span text:style-name="T2"> mold is used if a ZK page is included by another page. The complete mold is used if a page is declared to be <text:s/></text:span><text:span text:style-name="T6">complete</text:span><text:span text:style-name="T2">. , i.e., the </text:span><text:span text:style-name="T8">complete</text:span><text:span text:style-name="T2"> attribute of the page directive is true; refer to the </text:span><text:span text:style-name="T4">Developer's Reference</text:span><text:span text:style-name="T2">.</text:span></text:p>
      <text:h text:style-name="Heading_20_4" text:outline-level="4">The <text:span text:style-name="T7">label-template</text:span> Element</text:h>
      <text:p text:style-name="P24">[Required]</text:p>
      <text:p text:style-name="Code_20_Indent_20_2">&lt;label-template&gt;</text:p>
      <text:p text:style-name="Code_20_Indent_20_2"><text:tab/>&lt;component-name&gt;label&lt;/component-name&gt;</text:p>
      <text:p text:style-name="Code_20_Indent_20_2"><text:tab/>&lt;component-attribute&gt;value&lt;/component-attribute&gt;</text:p>
      <text:p text:style-name="Code_20_Indent_20_2">&lt;/label-template&gt;</text:p>
      <text:p text:style-name="P24">Specifies the component that is used to represent a label. When ZK loader encounters a piece of text, it converts it to a component specified here. For example, based on the <text:soft-page-break/><text:span text:style-name="T7">label-template</text:span> example listed above, the following codes</text:p>
      <text:p text:style-name="Code_20_Indent_20_2">&lt;window&gt;</text:p>
      <text:p text:style-name="Code_20_Indent_20_2">Test</text:p>
      <text:p text:style-name="Code_20_Indent_20_2">&lt;/window&gt;</text:p>
      <text:p text:style-name="Text_20_body_20_indent_20_2">is equ<text:span text:style-name="T2">ivalent to</text:span></text:p>
      <text:p text:style-name="Code_20_Indent_20_2">&lt;window&gt;</text:p>
      <text:p text:style-name="Code_20_Indent_20_2">&lt;label value="Test"/&gt;</text:p>
      <text:p text:style-name="Code_20_Indent_20_2">&lt;/window&gt;</text:p>
      <text:h text:style-name="Heading_20_5" text:outline-level="5">The <text:span text:style-name="T7">raw</text:span> Element</text:h>
      <text:p text:style-name="Text_20_body_20_indent_20_3">[Opt<text:span text:style-name="T2">ional]</text:span></text:p>
      <text:p text:style-name="Code_20_Indent_20_3">&lt;label-template&gt;</text:p>
      <text:p text:style-name="Code_20_Indent_20_3"><text:tab/>&lt;component-name&gt;label&lt;/component-name&gt;</text:p>
      <text:p text:style-name="Code_20_Indent_20_3"><text:tab/>&lt;component-attribute&gt;value&lt;/component-attribute&gt;</text:p>
      <text:p text:style-name="Code_20_Indent_20_3"><text:tab/><text:span text:style-name="T2">&lt;raw/&gt;</text:span></text:p>
      <text:p text:style-name="Code_20_Indent_20_3">&lt;/label-template&gt;</text:p>
      <text:p text:style-name="P35">Specifies whether the language prefer to use the raw labels.</text:p>
      <text:p text:style-name="P35">By raw labels we mean the text shall not be trimmed and shall be generated directly to the output (rather than wrapping with, say, SPAN).</text:p>
      <text:p text:style-name="P35">For example, the ZHTML and ZML languages specify this option, while the ZUL language doesn't.</text:p>
      <text:h text:style-name="Heading_20_4" text:outline-level="4">The <text:span text:style-name="T7">macro-template</text:span> Element</text:h>
      <text:p text:style-name="Text_20_body_20_indent_20_2">[Req<text:span text:style-name="T2">uired]</text:span></text:p>
      <text:p text:style-name="Code_20_Indent_20_2">&lt;macro-template&gt;</text:p>
      <text:p text:style-name="Code_20_Indent_20_2"><text:tab/>&lt;macro-class&gt;org.zkoss.zk.ui.HtmlMacroComponent&lt;/macro-class&gt;</text:p>
      <text:p text:style-name="Code_20_Indent_20_2"><text:tab/>&lt;macro-uri&gt;~./zul/html/macro.dsp&lt;/macro-uri&gt;</text:p>
      <text:p text:style-name="Code_20_Indent_20_2">&lt;/macro-template&gt;</text:p>
      <text:p text:style-name="P24">Specifies the class used to represent a macro component, and the URI used to render it.</text:p>
      <text:p text:style-name="P24">The class specified in the macro-class element must implement the <text:span text:style-name="T7">org.zkoss.zk.ui.ext.Macro</text:span> interface.</text:p>
      <text:h text:style-name="Heading_20_4" text:outline-level="4">The native-template Element</text:h>
      <text:p text:style-name="P24">[Required]</text:p>
      <text:p text:style-name="Code_20_Indent_20_2">&lt;native-template&gt;</text:p>
      <text:p text:style-name="Code_20_Indent_20_2"><text:tab/>&lt;native-class&gt;org.zkoss.zk.ui.HtmlNativeComponent&lt;/native-class&gt;</text:p>
      <text:p text:style-name="Code_20_Indent_20_2">&lt;/native-template&gt;</text:p>
      <text:p text:style-name="P24">Specifies the class used to represent a native component. It must implement the import <text:soft-page-break/><text:span text:style-name="T7">org.zkoss.zk.ui.ext.DynamicTag</text:span> and <text:span text:style-name="T7">org.zkoss.zk.ui.ext.Native</text:span>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48</text:page-number> of <text:page-count>4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m Yeh</meta:initial-creator>
    <meta:creation-date>2005-11-01T08:57:53</meta:creation-date>
    <dc:date>2009-07-31T18:24:46</dc:date>
    <dc:language>en-US</dc:language>
    <meta:editing-cycles>1180</meta:editing-cycles>
    <meta:editing-duration>P4DT2H47M26S</meta:editing-duration>
    <meta:user-defined meta:name="Info 1"/>
    <meta:user-defined meta:name="Info 2"/>
    <meta:user-defined meta:name="Info 3"/>
    <meta:user-defined meta:name="Info 4"/>
    <meta:document-statistic meta:table-count="7" meta:image-count="3" meta:object-count="0" meta:page-count="48" meta:paragraph-count="1014" meta:word-count="11158" meta:character-count="71476"/>
  </office:meta>
</office:document-meta>
</file>